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46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1w05n3n2n1N2" table:style-name="ta1">
        <table:shapes>
          <draw:frame draw:z-index="0" draw:style-name="gr1" draw:text-style-name="P1" svg:width="160.19mm" svg:height="90.04mm" svg:x="12.04mm" svg:y="29.75mm">
            <loext:p draw:notify-on-update-of-ranges="01w05n3n2n1N2.B5:01w05n3n2n1N2.B311 01w05n3n2n1N2.C5:01w05n3n2n1N2.C3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0:</text:p>
          </table:table-cell>
          <table:table-cell office:value-type="float" office:value="-0.708076" calcext:value-type="float">
            <text:p>-0,708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1:</text:p>
          </table:table-cell>
          <table:table-cell office:value-type="float" office:value="1.61953" calcext:value-type="float">
            <text:p>1,619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0:</text:p>
          </table:table-cell>
          <table:table-cell table:style-name="ce2" office:value-type="float" office:value="0.0998643" calcext:value-type="float">
            <text:p>0,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rr1:</text:p>
          </table:table-cell>
          <table:table-cell table:style-name="Default" office:value-type="float" office:value="0.0341955" calcext:value-type="float">
            <text:p>0,0341955</text:p>
          </table:table-cell>
          <table:table-cell office:value-type="string" calcext:value-type="string">
            <text:p>cz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ms</text:p>
          </table:table-cell>
        </table:table-row>
        <table:table-row table:style-name="ro1">
          <table:table-cell/>
          <table:table-cell office:value-type="string" calcext:value-type="string">
            <text:p>err2:</text:p>
          </table:table-cell>
          <table:table-cell table:style-name="Default" office:value-type="float" office:value="0.0247258" calcext:value-type="float">
            <text:p>0,0247258</text:p>
          </table:table-cell>
          <table:table-cell office:value-type="string" calcext:value-type="string">
            <text:p>cza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ms</text:p>
          </table:table-cell>
        </table:table-row>
        <table:table-row table:style-name="ro1">
          <table:table-cell/>
          <table:table-cell office:value-type="string" calcext:value-type="string">
            <text:p>err3:</text:p>
          </table:table-cell>
          <table:table-cell table:style-name="Default" office:value-type="float" office:value="0.0222122" calcext:value-type="float">
            <text:p>0,0222122</text:p>
          </table:table-cell>
          <table:table-cell office:value-type="string" calcext:value-type="string">
            <text:p>cza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ms</text:p>
          </table:table-cell>
        </table:table-row>
        <table:table-row table:style-name="ro1">
          <table:table-cell/>
          <table:table-cell office:value-type="string" calcext:value-type="string">
            <text:p>err4:</text:p>
          </table:table-cell>
          <table:table-cell table:style-name="Default" office:value-type="float" office:value="0.0205486" calcext:value-type="float">
            <text:p>0,0205486</text:p>
          </table:table-cell>
          <table:table-cell office:value-type="string" calcext:value-type="string">
            <text:p>cz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ms</text:p>
          </table:table-cell>
        </table:table-row>
        <table:table-row table:style-name="ro1">
          <table:table-cell/>
          <table:table-cell office:value-type="string" calcext:value-type="string">
            <text:p>err5:</text:p>
          </table:table-cell>
          <table:table-cell table:style-name="Default" office:value-type="float" office:value="0.0190154" calcext:value-type="float">
            <text:p>0,0190154</text:p>
          </table:table-cell>
          <table:table-cell office:value-type="string" calcext:value-type="string">
            <text:p>cz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ms</text:p>
          </table:table-cell>
        </table:table-row>
        <table:table-row table:style-name="ro1">
          <table:table-cell/>
          <table:table-cell office:value-type="string" calcext:value-type="string">
            <text:p>err6:</text:p>
          </table:table-cell>
          <table:table-cell table:style-name="Default" office:value-type="float" office:value="0.0175429" calcext:value-type="float">
            <text:p>0,0175429</text:p>
          </table:table-cell>
          <table:table-cell office:value-type="string" calcext:value-type="string">
            <text:p>cz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ms</text:p>
          </table:table-cell>
        </table:table-row>
        <table:table-row table:style-name="ro1">
          <table:table-cell/>
          <table:table-cell office:value-type="string" calcext:value-type="string">
            <text:p>err7:</text:p>
          </table:table-cell>
          <table:table-cell table:style-name="Default" office:value-type="float" office:value="0.0161351" calcext:value-type="float">
            <text:p>0,0161351</text:p>
          </table:table-cell>
          <table:table-cell office:value-type="string" calcext:value-type="string">
            <text:p>cz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7ms</text:p>
          </table:table-cell>
        </table:table-row>
        <table:table-row table:style-name="ro1">
          <table:table-cell/>
          <table:table-cell office:value-type="string" calcext:value-type="string">
            <text:p>err8:</text:p>
          </table:table-cell>
          <table:table-cell table:style-name="Default" office:value-type="float" office:value="0.0148004" calcext:value-type="float">
            <text:p>0,0148004</text:p>
          </table:table-cell>
          <table:table-cell office:value-type="string" calcext:value-type="string">
            <text:p>cz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1ms</text:p>
          </table:table-cell>
        </table:table-row>
        <table:table-row table:style-name="ro1">
          <table:table-cell/>
          <table:table-cell office:value-type="string" calcext:value-type="string">
            <text:p>err9:</text:p>
          </table:table-cell>
          <table:table-cell table:style-name="Default" office:value-type="float" office:value="0.0135445" calcext:value-type="float">
            <text:p>0,0135445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3ms</text:p>
          </table:table-cell>
        </table:table-row>
        <table:table-row table:style-name="ro1">
          <table:table-cell/>
          <table:table-cell office:value-type="string" calcext:value-type="string">
            <text:p>err10:</text:p>
          </table:table-cell>
          <table:table-cell table:style-name="Default" office:value-type="float" office:value="0.0123703" calcext:value-type="float">
            <text:p>0,0123703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6ms</text:p>
          </table:table-cell>
        </table:table-row>
        <table:table-row table:style-name="ro1">
          <table:table-cell/>
          <table:table-cell office:value-type="string" calcext:value-type="string">
            <text:p>err11:</text:p>
          </table:table-cell>
          <table:table-cell table:style-name="Default" office:value-type="float" office:value="0.0112783" calcext:value-type="float">
            <text:p>0,0112783</text:p>
          </table:table-cell>
          <table:table-cell office:value-type="string" calcext:value-type="string">
            <text:p>cz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9ms</text:p>
          </table:table-cell>
        </table:table-row>
        <table:table-row table:style-name="ro1">
          <table:table-cell/>
          <table:table-cell office:value-type="string" calcext:value-type="string">
            <text:p>err12:</text:p>
          </table:table-cell>
          <table:table-cell table:style-name="Default" office:value-type="float" office:value="0.0102675" calcext:value-type="float">
            <text:p>0,0102675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2ms</text:p>
          </table:table-cell>
        </table:table-row>
        <table:table-row table:style-name="ro1">
          <table:table-cell/>
          <table:table-cell office:value-type="string" calcext:value-type="string">
            <text:p>err13:</text:p>
          </table:table-cell>
          <table:table-cell table:style-name="Default" office:value-type="float" office:value="0.00933523" calcext:value-type="float">
            <text:p>0,0093352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3ms</text:p>
          </table:table-cell>
        </table:table-row>
        <table:table-row table:style-name="ro1">
          <table:table-cell/>
          <table:table-cell office:value-type="string" calcext:value-type="string">
            <text:p>err14:</text:p>
          </table:table-cell>
          <table:table-cell table:style-name="Default" office:value-type="float" office:value="0.00847824" calcext:value-type="float">
            <text:p>0,00847824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3ms</text:p>
          </table:table-cell>
        </table:table-row>
        <table:table-row table:style-name="ro1">
          <table:table-cell/>
          <table:table-cell office:value-type="string" calcext:value-type="string">
            <text:p>err15:</text:p>
          </table:table-cell>
          <table:table-cell table:style-name="Default" office:value-type="float" office:value="0.00769255" calcext:value-type="float">
            <text:p>0,0076925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3ms</text:p>
          </table:table-cell>
        </table:table-row>
        <table:table-row table:style-name="ro1">
          <table:table-cell/>
          <table:table-cell office:value-type="string" calcext:value-type="string">
            <text:p>err16:</text:p>
          </table:table-cell>
          <table:table-cell table:style-name="Default" office:value-type="float" office:value="0.00697389" calcext:value-type="float">
            <text:p>0,00697389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2ms</text:p>
          </table:table-cell>
        </table:table-row>
        <table:table-row table:style-name="ro1">
          <table:table-cell/>
          <table:table-cell office:value-type="string" calcext:value-type="string">
            <text:p>err17:</text:p>
          </table:table-cell>
          <table:table-cell table:style-name="Default" office:value-type="float" office:value="0.00631783" calcext:value-type="float">
            <text:p>0,0063178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2ms</text:p>
          </table:table-cell>
        </table:table-row>
        <table:table-row table:style-name="ro1">
          <table:table-cell/>
          <table:table-cell office:value-type="string" calcext:value-type="string">
            <text:p>err18:</text:p>
          </table:table-cell>
          <table:table-cell table:style-name="Default" office:value-type="float" office:value="0.00571991" calcext:value-type="float">
            <text:p>0,00571991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2ms</text:p>
          </table:table-cell>
        </table:table-row>
        <table:table-row table:style-name="ro1">
          <table:table-cell/>
          <table:table-cell office:value-type="string" calcext:value-type="string">
            <text:p>err19:</text:p>
          </table:table-cell>
          <table:table-cell table:style-name="Default" office:value-type="float" office:value="0.00517576" calcext:value-type="float">
            <text:p>0,0051757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2ms</text:p>
          </table:table-cell>
        </table:table-row>
        <table:table-row table:style-name="ro1">
          <table:table-cell/>
          <table:table-cell office:value-type="string" calcext:value-type="string">
            <text:p>err20:</text:p>
          </table:table-cell>
          <table:table-cell table:style-name="Default" office:value-type="float" office:value="0.00468116" calcext:value-type="float">
            <text:p>0,004681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4ms</text:p>
          </table:table-cell>
        </table:table-row>
        <table:table-row table:style-name="ro1">
          <table:table-cell/>
          <table:table-cell office:value-type="string" calcext:value-type="string">
            <text:p>err21:</text:p>
          </table:table-cell>
          <table:table-cell table:style-name="Default" office:value-type="float" office:value="0.00423207" calcext:value-type="float">
            <text:p>0,004232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6ms</text:p>
          </table:table-cell>
        </table:table-row>
        <table:table-row table:style-name="ro1">
          <table:table-cell/>
          <table:table-cell office:value-type="string" calcext:value-type="string">
            <text:p>err22:</text:p>
          </table:table-cell>
          <table:table-cell table:style-name="Default" office:value-type="float" office:value="0.00382467" calcext:value-type="float">
            <text:p>0,00382467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7ms</text:p>
          </table:table-cell>
        </table:table-row>
        <table:table-row table:style-name="ro1">
          <table:table-cell/>
          <table:table-cell office:value-type="string" calcext:value-type="string">
            <text:p>err23:</text:p>
          </table:table-cell>
          <table:table-cell table:style-name="Default" office:value-type="float" office:value="0.00345539" calcext:value-type="float">
            <text:p>0,0034553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9ms</text:p>
          </table:table-cell>
        </table:table-row>
        <table:table-row table:style-name="ro1">
          <table:table-cell/>
          <table:table-cell office:value-type="string" calcext:value-type="string">
            <text:p>err24:</text:p>
          </table:table-cell>
          <table:table-cell table:style-name="Default" office:value-type="float" office:value="0.00312088" calcext:value-type="float">
            <text:p>0,0031208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0ms</text:p>
          </table:table-cell>
        </table:table-row>
        <table:table-row table:style-name="ro1">
          <table:table-cell/>
          <table:table-cell office:value-type="string" calcext:value-type="string">
            <text:p>err25:</text:p>
          </table:table-cell>
          <table:table-cell table:style-name="Default" office:value-type="float" office:value="0.00281806" calcext:value-type="float">
            <text:p>0,002818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2ms</text:p>
          </table:table-cell>
        </table:table-row>
        <table:table-row table:style-name="ro1">
          <table:table-cell/>
          <table:table-cell office:value-type="string" calcext:value-type="string">
            <text:p>err26:</text:p>
          </table:table-cell>
          <table:table-cell table:style-name="Default" office:value-type="float" office:value="0.00254407" calcext:value-type="float">
            <text:p>0,002544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3ms</text:p>
          </table:table-cell>
        </table:table-row>
        <table:table-row table:style-name="ro1">
          <table:table-cell/>
          <table:table-cell office:value-type="string" calcext:value-type="string">
            <text:p>err27:</text:p>
          </table:table-cell>
          <table:table-cell table:style-name="Default" office:value-type="float" office:value="0.00229627" calcext:value-type="float">
            <text:p>0,0022962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5ms</text:p>
          </table:table-cell>
        </table:table-row>
        <table:table-row table:style-name="ro1">
          <table:table-cell/>
          <table:table-cell office:value-type="string" calcext:value-type="string">
            <text:p>err28:</text:p>
          </table:table-cell>
          <table:table-cell table:style-name="Default" office:value-type="float" office:value="0.00207226" calcext:value-type="float">
            <text:p>0,0020722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7ms</text:p>
          </table:table-cell>
        </table:table-row>
        <table:table-row table:style-name="ro1">
          <table:table-cell/>
          <table:table-cell office:value-type="string" calcext:value-type="string">
            <text:p>err29:</text:p>
          </table:table-cell>
          <table:table-cell table:style-name="Default" office:value-type="float" office:value="0.00186982" calcext:value-type="float">
            <text:p>0,0018698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8ms</text:p>
          </table:table-cell>
        </table:table-row>
        <table:table-row table:style-name="ro1">
          <table:table-cell/>
          <table:table-cell office:value-type="string" calcext:value-type="string">
            <text:p>err30:</text:p>
          </table:table-cell>
          <table:table-cell table:style-name="Default" office:value-type="float" office:value="0.00168692" calcext:value-type="float">
            <text:p>0,0016869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0ms</text:p>
          </table:table-cell>
        </table:table-row>
        <table:table-row table:style-name="ro1">
          <table:table-cell/>
          <table:table-cell office:value-type="string" calcext:value-type="string">
            <text:p>err31:</text:p>
          </table:table-cell>
          <table:table-cell table:style-name="Default" office:value-type="float" office:value="0.00152174" calcext:value-type="float">
            <text:p>0,0015217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2ms</text:p>
          </table:table-cell>
        </table:table-row>
        <table:table-row table:style-name="ro1">
          <table:table-cell/>
          <table:table-cell office:value-type="string" calcext:value-type="string">
            <text:p>err32:</text:p>
          </table:table-cell>
          <table:table-cell table:style-name="Default" office:value-type="float" office:value="0.00137258" calcext:value-type="float">
            <text:p>0,0013725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4ms</text:p>
          </table:table-cell>
        </table:table-row>
        <table:table-row table:style-name="ro1">
          <table:table-cell/>
          <table:table-cell office:value-type="string" calcext:value-type="string">
            <text:p>err33:</text:p>
          </table:table-cell>
          <table:table-cell table:style-name="Default" office:value-type="float" office:value="0.00123793" calcext:value-type="float">
            <text:p>0,0012379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5ms</text:p>
          </table:table-cell>
        </table:table-row>
        <table:table-row table:style-name="ro1">
          <table:table-cell/>
          <table:table-cell office:value-type="string" calcext:value-type="string">
            <text:p>err34:</text:p>
          </table:table-cell>
          <table:table-cell table:style-name="Default" office:value-type="float" office:value="0.00111639" calcext:value-type="float">
            <text:p>0,0011163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7ms</text:p>
          </table:table-cell>
        </table:table-row>
        <table:table-row table:style-name="ro1">
          <table:table-cell/>
          <table:table-cell office:value-type="string" calcext:value-type="string">
            <text:p>err35:</text:p>
          </table:table-cell>
          <table:table-cell table:style-name="Default" office:value-type="float" office:value="0.00100671" calcext:value-type="float">
            <text:p>0,0010067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9ms</text:p>
          </table:table-cell>
        </table:table-row>
        <table:table-row table:style-name="ro1">
          <table:table-cell/>
          <table:table-cell office:value-type="string" calcext:value-type="string">
            <text:p>err36:</text:p>
          </table:table-cell>
          <table:table-cell table:style-name="Default" office:value-type="float" office:value="0.000907739" calcext:value-type="float">
            <text:p>0,00090773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1ms</text:p>
          </table:table-cell>
        </table:table-row>
        <table:table-row table:style-name="ro1">
          <table:table-cell/>
          <table:table-cell office:value-type="string" calcext:value-type="string">
            <text:p>err37:</text:p>
          </table:table-cell>
          <table:table-cell table:style-name="Default" office:value-type="float" office:value="0.000818451" calcext:value-type="float">
            <text:p>0,00081845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2ms</text:p>
          </table:table-cell>
        </table:table-row>
        <table:table-row table:style-name="ro1">
          <table:table-cell/>
          <table:table-cell office:value-type="string" calcext:value-type="string">
            <text:p>err38:</text:p>
          </table:table-cell>
          <table:table-cell table:style-name="Default" office:value-type="float" office:value="0.000737906" calcext:value-type="float">
            <text:p>0,0007379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4ms</text:p>
          </table:table-cell>
        </table:table-row>
        <table:table-row table:style-name="ro1">
          <table:table-cell/>
          <table:table-cell office:value-type="string" calcext:value-type="string">
            <text:p>err39:</text:p>
          </table:table-cell>
          <table:table-cell table:style-name="Default" office:value-type="float" office:value="0.000665256" calcext:value-type="float">
            <text:p>0,00066525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6ms</text:p>
          </table:table-cell>
        </table:table-row>
        <table:table-row table:style-name="ro1">
          <table:table-cell/>
          <table:table-cell office:value-type="string" calcext:value-type="string">
            <text:p>err40:</text:p>
          </table:table-cell>
          <table:table-cell table:style-name="Default" office:value-type="float" office:value="0.000599732" calcext:value-type="float">
            <text:p>0,00059973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7ms</text:p>
          </table:table-cell>
        </table:table-row>
        <table:table-row table:style-name="ro1">
          <table:table-cell/>
          <table:table-cell office:value-type="string" calcext:value-type="string">
            <text:p>err41:</text:p>
          </table:table-cell>
          <table:table-cell table:style-name="Default" office:value-type="float" office:value="0.000540641" calcext:value-type="float">
            <text:p>0,00054064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9ms</text:p>
          </table:table-cell>
        </table:table-row>
        <table:table-row table:style-name="ro1">
          <table:table-cell/>
          <table:table-cell office:value-type="string" calcext:value-type="string">
            <text:p>err42:</text:p>
          </table:table-cell>
          <table:table-cell table:style-name="Default" office:value-type="float" office:value="0.000487355" calcext:value-type="float">
            <text:p>0,00048735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0ms</text:p>
          </table:table-cell>
        </table:table-row>
        <table:table-row table:style-name="ro1">
          <table:table-cell/>
          <table:table-cell office:value-type="string" calcext:value-type="string">
            <text:p>err43:</text:p>
          </table:table-cell>
          <table:table-cell table:style-name="Default" office:value-type="float" office:value="0.000439308" calcext:value-type="float">
            <text:p>0,0004393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2ms</text:p>
          </table:table-cell>
        </table:table-row>
        <table:table-row table:style-name="ro1">
          <table:table-cell/>
          <table:table-cell office:value-type="string" calcext:value-type="string">
            <text:p>err44:</text:p>
          </table:table-cell>
          <table:table-cell table:style-name="Default" office:value-type="float" office:value="0.000395986" calcext:value-type="float">
            <text:p>0,00039598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3ms</text:p>
          </table:table-cell>
        </table:table-row>
        <table:table-row table:style-name="ro1">
          <table:table-cell/>
          <table:table-cell office:value-type="string" calcext:value-type="string">
            <text:p>err45:</text:p>
          </table:table-cell>
          <table:table-cell table:style-name="Default" office:value-type="float" office:value="0.000356927" calcext:value-type="float">
            <text:p>0,00035692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4ms</text:p>
          </table:table-cell>
        </table:table-row>
        <table:table-row table:style-name="ro1">
          <table:table-cell/>
          <table:table-cell office:value-type="string" calcext:value-type="string">
            <text:p>err46:</text:p>
          </table:table-cell>
          <table:table-cell table:style-name="Default" office:value-type="float" office:value="0.000321714" calcext:value-type="float">
            <text:p>0,0003217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6ms</text:p>
          </table:table-cell>
        </table:table-row>
        <table:table-row table:style-name="ro1">
          <table:table-cell/>
          <table:table-cell office:value-type="string" calcext:value-type="string">
            <text:p>err47:</text:p>
          </table:table-cell>
          <table:table-cell table:style-name="Default" office:value-type="float" office:value="0.000289969" calcext:value-type="float">
            <text:p>0,00028996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7ms</text:p>
          </table:table-cell>
        </table:table-row>
        <table:table-row table:style-name="ro1">
          <table:table-cell/>
          <table:table-cell office:value-type="string" calcext:value-type="string">
            <text:p>err48:</text:p>
          </table:table-cell>
          <table:table-cell table:style-name="Default" office:value-type="float" office:value="0.000261351" calcext:value-type="float">
            <text:p>0,00026135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9ms</text:p>
          </table:table-cell>
        </table:table-row>
        <table:table-row table:style-name="ro1">
          <table:table-cell/>
          <table:table-cell office:value-type="string" calcext:value-type="string">
            <text:p>err49:</text:p>
          </table:table-cell>
          <table:table-cell table:style-name="Default" office:value-type="float" office:value="0.000235554" calcext:value-type="float">
            <text:p>0,000235554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0ms</text:p>
          </table:table-cell>
        </table:table-row>
        <table:table-row table:style-name="ro1">
          <table:table-cell/>
          <table:table-cell office:value-type="string" calcext:value-type="string">
            <text:p>err50:</text:p>
          </table:table-cell>
          <table:table-cell table:style-name="Default" office:value-type="float" office:value="0.0002123" calcext:value-type="float">
            <text:p>0,000212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2ms</text:p>
          </table:table-cell>
        </table:table-row>
        <table:table-row table:style-name="ro1">
          <table:table-cell/>
          <table:table-cell office:value-type="string" calcext:value-type="string">
            <text:p>err51:</text:p>
          </table:table-cell>
          <table:table-cell table:style-name="Default" office:value-type="float" office:value="0.000191339" calcext:value-type="float">
            <text:p>0,00019133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3ms</text:p>
          </table:table-cell>
        </table:table-row>
        <table:table-row table:style-name="ro1">
          <table:table-cell/>
          <table:table-cell office:value-type="string" calcext:value-type="string">
            <text:p>err52:</text:p>
          </table:table-cell>
          <table:table-cell table:style-name="Default" office:value-type="float" office:value="0.000172446" calcext:value-type="float">
            <text:p>0,00017244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5ms</text:p>
          </table:table-cell>
        </table:table-row>
        <table:table-row table:style-name="ro1">
          <table:table-cell/>
          <table:table-cell office:value-type="string" calcext:value-type="string">
            <text:p>err53:</text:p>
          </table:table-cell>
          <table:table-cell table:style-name="Default" office:value-type="float" office:value="0.000155417" calcext:value-type="float">
            <text:p>0,00015541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6ms</text:p>
          </table:table-cell>
        </table:table-row>
        <table:table-row table:style-name="ro1">
          <table:table-cell/>
          <table:table-cell office:value-type="string" calcext:value-type="string">
            <text:p>err54:</text:p>
          </table:table-cell>
          <table:table-cell table:style-name="Default" office:value-type="float" office:value="0.000140067" calcext:value-type="float">
            <text:p>0,00014006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8ms</text:p>
          </table:table-cell>
        </table:table-row>
        <table:table-row table:style-name="ro1">
          <table:table-cell/>
          <table:table-cell office:value-type="string" calcext:value-type="string">
            <text:p>err55:</text:p>
          </table:table-cell>
          <table:table-cell table:style-name="Default" office:value-type="float" office:value="0.000126233" calcext:value-type="float">
            <text:p>0,00012623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9ms</text:p>
          </table:table-cell>
        </table:table-row>
        <table:table-row table:style-name="ro1">
          <table:table-cell/>
          <table:table-cell office:value-type="string" calcext:value-type="string">
            <text:p>err56:</text:p>
          </table:table-cell>
          <table:table-cell table:style-name="Default" office:value-type="float" office:value="0.000113764" calcext:value-type="float">
            <text:p>0,00011376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1ms</text:p>
          </table:table-cell>
        </table:table-row>
        <table:table-row table:style-name="ro1">
          <table:table-cell/>
          <table:table-cell office:value-type="string" calcext:value-type="string">
            <text:p>err57:</text:p>
          </table:table-cell>
          <table:table-cell table:style-name="Default" office:value-type="float" office:value="0.000102526" calcext:value-type="float">
            <text:p>0,00010252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2ms</text:p>
          </table:table-cell>
        </table:table-row>
        <table:table-row table:style-name="ro1">
          <table:table-cell/>
          <table:table-cell office:value-type="string" calcext:value-type="string">
            <text:p>err58:</text:p>
          </table:table-cell>
          <table:table-cell office:value-type="float" office:value="0.000092398" calcext:value-type="float">
            <text:p>9,24E-0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4ms</text:p>
          </table:table-cell>
        </table:table-row>
        <table:table-row table:style-name="ro1">
          <table:table-cell/>
          <table:table-cell office:value-type="string" calcext:value-type="string">
            <text:p>err59:</text:p>
          </table:table-cell>
          <table:table-cell office:value-type="float" office:value="0.0000832697" calcext:value-type="float">
            <text:p>8,33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6ms</text:p>
          </table:table-cell>
        </table:table-row>
        <table:table-row table:style-name="ro1">
          <table:table-cell/>
          <table:table-cell office:value-type="string" calcext:value-type="string">
            <text:p>err60:</text:p>
          </table:table-cell>
          <table:table-cell office:value-type="float" office:value="0.0000750428" calcext:value-type="float">
            <text:p>7,50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7ms</text:p>
          </table:table-cell>
        </table:table-row>
        <table:table-row table:style-name="ro1">
          <table:table-cell/>
          <table:table-cell office:value-type="string" calcext:value-type="string">
            <text:p>err61:</text:p>
          </table:table-cell>
          <table:table-cell office:value-type="float" office:value="0.0000676284" calcext:value-type="float">
            <text:p>6,76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9ms</text:p>
          </table:table-cell>
        </table:table-row>
        <table:table-row table:style-name="ro1">
          <table:table-cell/>
          <table:table-cell office:value-type="string" calcext:value-type="string">
            <text:p>err62:</text:p>
          </table:table-cell>
          <table:table-cell office:value-type="float" office:value="0.0000609464" calcext:value-type="float">
            <text:p>6,09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0ms</text:p>
          </table:table-cell>
        </table:table-row>
        <table:table-row table:style-name="ro1">
          <table:table-cell/>
          <table:table-cell office:value-type="string" calcext:value-type="string">
            <text:p>err63:</text:p>
          </table:table-cell>
          <table:table-cell office:value-type="float" office:value="0.0000549243" calcext:value-type="float">
            <text:p>5,49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2ms</text:p>
          </table:table-cell>
        </table:table-row>
        <table:table-row table:style-name="ro1">
          <table:table-cell/>
          <table:table-cell office:value-type="string" calcext:value-type="string">
            <text:p>err64:</text:p>
          </table:table-cell>
          <table:table-cell office:value-type="float" office:value="0.0000494971" calcext:value-type="float">
            <text:p>4,95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3ms</text:p>
          </table:table-cell>
        </table:table-row>
        <table:table-row table:style-name="ro1">
          <table:table-cell/>
          <table:table-cell office:value-type="string" calcext:value-type="string">
            <text:p>err65:</text:p>
          </table:table-cell>
          <table:table-cell office:value-type="float" office:value="0.000044606" calcext:value-type="float">
            <text:p>4,46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5ms</text:p>
          </table:table-cell>
        </table:table-row>
        <table:table-row table:style-name="ro1">
          <table:table-cell/>
          <table:table-cell office:value-type="string" calcext:value-type="string">
            <text:p>err66:</text:p>
          </table:table-cell>
          <table:table-cell office:value-type="float" office:value="0.0000401982" calcext:value-type="float">
            <text:p>4,02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6ms</text:p>
          </table:table-cell>
        </table:table-row>
        <table:table-row table:style-name="ro1">
          <table:table-cell/>
          <table:table-cell office:value-type="string" calcext:value-type="string">
            <text:p>err67:</text:p>
          </table:table-cell>
          <table:table-cell office:value-type="float" office:value="0.0000362258" calcext:value-type="float">
            <text:p>3,62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8ms</text:p>
          </table:table-cell>
        </table:table-row>
        <table:table-row table:style-name="ro1">
          <table:table-cell/>
          <table:table-cell office:value-type="string" calcext:value-type="string">
            <text:p>err68:</text:p>
          </table:table-cell>
          <table:table-cell office:value-type="float" office:value="0.0000326459" calcext:value-type="float">
            <text:p>3,26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9ms</text:p>
          </table:table-cell>
        </table:table-row>
        <table:table-row table:style-name="ro1">
          <table:table-cell/>
          <table:table-cell office:value-type="string" calcext:value-type="string">
            <text:p>err69:</text:p>
          </table:table-cell>
          <table:table-cell office:value-type="float" office:value="0.0000294197" calcext:value-type="float">
            <text:p>2,94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0ms</text:p>
          </table:table-cell>
        </table:table-row>
        <table:table-row table:style-name="ro1">
          <table:table-cell/>
          <table:table-cell office:value-type="string" calcext:value-type="string">
            <text:p>err70:</text:p>
          </table:table-cell>
          <table:table-cell office:value-type="float" office:value="0.0000265123" calcext:value-type="float">
            <text:p>2,65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2ms</text:p>
          </table:table-cell>
        </table:table-row>
        <table:table-row table:style-name="ro1">
          <table:table-cell/>
          <table:table-cell office:value-type="string" calcext:value-type="string">
            <text:p>err71:</text:p>
          </table:table-cell>
          <table:table-cell office:value-type="float" office:value="0.0000238922" calcext:value-type="float">
            <text:p>2,39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3ms</text:p>
          </table:table-cell>
        </table:table-row>
        <table:table-row table:style-name="ro1">
          <table:table-cell/>
          <table:table-cell office:value-type="string" calcext:value-type="string">
            <text:p>err72:</text:p>
          </table:table-cell>
          <table:table-cell office:value-type="float" office:value="0.000021531" calcext:value-type="float">
            <text:p>2,15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4ms</text:p>
          </table:table-cell>
        </table:table-row>
        <table:table-row table:style-name="ro1">
          <table:table-cell/>
          <table:table-cell office:value-type="string" calcext:value-type="string">
            <text:p>err73:</text:p>
          </table:table-cell>
          <table:table-cell office:value-type="float" office:value="0.0000194031" calcext:value-type="float">
            <text:p>1,94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6ms</text:p>
          </table:table-cell>
        </table:table-row>
        <table:table-row table:style-name="ro1">
          <table:table-cell/>
          <table:table-cell office:value-type="string" calcext:value-type="string">
            <text:p>err74:</text:p>
          </table:table-cell>
          <table:table-cell office:value-type="float" office:value="0.0000174855" calcext:value-type="float">
            <text:p>1,75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8ms</text:p>
          </table:table-cell>
        </table:table-row>
        <table:table-row table:style-name="ro1">
          <table:table-cell/>
          <table:table-cell office:value-type="string" calcext:value-type="string">
            <text:p>err75:</text:p>
          </table:table-cell>
          <table:table-cell office:value-type="float" office:value="0.0000157573" calcext:value-type="float">
            <text:p>1,58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9ms</text:p>
          </table:table-cell>
        </table:table-row>
        <table:table-row table:style-name="ro1">
          <table:table-cell/>
          <table:table-cell office:value-type="string" calcext:value-type="string">
            <text:p>err76:</text:p>
          </table:table-cell>
          <table:table-cell office:value-type="float" office:value="0.0000142" calcext:value-type="float">
            <text:p>1,42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1ms</text:p>
          </table:table-cell>
        </table:table-row>
        <table:table-row table:style-name="ro1">
          <table:table-cell/>
          <table:table-cell office:value-type="string" calcext:value-type="string">
            <text:p>err77:</text:p>
          </table:table-cell>
          <table:table-cell office:value-type="float" office:value="0.0000127966" calcext:value-type="float">
            <text:p>1,28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2ms</text:p>
          </table:table-cell>
        </table:table-row>
        <table:table-row table:style-name="ro1">
          <table:table-cell/>
          <table:table-cell office:value-type="string" calcext:value-type="string">
            <text:p>err78:</text:p>
          </table:table-cell>
          <table:table-cell office:value-type="float" office:value="0.0000115318" calcext:value-type="float">
            <text:p>1,15E-0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4ms</text:p>
          </table:table-cell>
        </table:table-row>
        <table:table-row table:style-name="ro1">
          <table:table-cell/>
          <table:table-cell office:value-type="string" calcext:value-type="string">
            <text:p>err79:</text:p>
          </table:table-cell>
          <table:table-cell office:value-type="float" office:value="0.0000103921" calcext:value-type="float">
            <text:p>1,04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6ms</text:p>
          </table:table-cell>
        </table:table-row>
        <table:table-row table:style-name="ro1">
          <table:table-cell/>
          <table:table-cell office:value-type="string" calcext:value-type="string">
            <text:p>err80:</text:p>
          </table:table-cell>
          <table:table-cell office:value-type="float" office:value="0.000009365" calcext:value-type="float">
            <text:p>9,37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8ms</text:p>
          </table:table-cell>
        </table:table-row>
        <table:table-row table:style-name="ro1">
          <table:table-cell/>
          <table:table-cell office:value-type="string" calcext:value-type="string">
            <text:p>err81:</text:p>
          </table:table-cell>
          <table:table-cell office:value-type="float" office:value="0.00000843941" calcext:value-type="float">
            <text:p>8,44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0ms</text:p>
          </table:table-cell>
        </table:table-row>
        <table:table-row table:style-name="ro1">
          <table:table-cell/>
          <table:table-cell office:value-type="string" calcext:value-type="string">
            <text:p>err82:</text:p>
          </table:table-cell>
          <table:table-cell office:value-type="float" office:value="0.00000760529" calcext:value-type="float">
            <text:p>7,61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1ms</text:p>
          </table:table-cell>
        </table:table-row>
        <table:table-row table:style-name="ro1">
          <table:table-cell/>
          <table:table-cell office:value-type="string" calcext:value-type="string">
            <text:p>err83:</text:p>
          </table:table-cell>
          <table:table-cell office:value-type="float" office:value="0.00000685361" calcext:value-type="float">
            <text:p>6,85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3ms</text:p>
          </table:table-cell>
        </table:table-row>
        <table:table-row table:style-name="ro1">
          <table:table-cell/>
          <table:table-cell office:value-type="string" calcext:value-type="string">
            <text:p>err84:</text:p>
          </table:table-cell>
          <table:table-cell office:value-type="float" office:value="0.00000617623" calcext:value-type="float">
            <text:p>6,18E-0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4ms</text:p>
          </table:table-cell>
        </table:table-row>
        <table:table-row table:style-name="ro1">
          <table:table-cell/>
          <table:table-cell office:value-type="string" calcext:value-type="string">
            <text:p>err85:</text:p>
          </table:table-cell>
          <table:table-cell office:value-type="float" office:value="0.00000556579" calcext:value-type="float">
            <text:p>5,57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6ms</text:p>
          </table:table-cell>
        </table:table-row>
        <table:table-row table:style-name="ro1">
          <table:table-cell/>
          <table:table-cell office:value-type="string" calcext:value-type="string">
            <text:p>err86:</text:p>
          </table:table-cell>
          <table:table-cell office:value-type="float" office:value="0.00000501568" calcext:value-type="float">
            <text:p>5,02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2ms</text:p>
          </table:table-cell>
        </table:table-row>
        <table:table-row table:style-name="ro1">
          <table:table-cell/>
          <table:table-cell office:value-type="string" calcext:value-type="string">
            <text:p>err87:</text:p>
          </table:table-cell>
          <table:table-cell office:value-type="float" office:value="0.00000451994" calcext:value-type="float">
            <text:p>4,52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4ms</text:p>
          </table:table-cell>
        </table:table-row>
        <table:table-row table:style-name="ro1">
          <table:table-cell/>
          <table:table-cell office:value-type="string" calcext:value-type="string">
            <text:p>err88:</text:p>
          </table:table-cell>
          <table:table-cell office:value-type="float" office:value="0.0000040732" calcext:value-type="float">
            <text:p>4,07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6ms</text:p>
          </table:table-cell>
        </table:table-row>
        <table:table-row table:style-name="ro1">
          <table:table-cell/>
          <table:table-cell office:value-type="string" calcext:value-type="string">
            <text:p>err89:</text:p>
          </table:table-cell>
          <table:table-cell office:value-type="float" office:value="0.00000367061" calcext:value-type="float">
            <text:p>3,67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7ms</text:p>
          </table:table-cell>
        </table:table-row>
        <table:table-row table:style-name="ro1">
          <table:table-cell/>
          <table:table-cell office:value-type="string" calcext:value-type="string">
            <text:p>err90:</text:p>
          </table:table-cell>
          <table:table-cell office:value-type="float" office:value="0.00000330781" calcext:value-type="float">
            <text:p>3,31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9ms</text:p>
          </table:table-cell>
        </table:table-row>
        <table:table-row table:style-name="ro1">
          <table:table-cell/>
          <table:table-cell office:value-type="string" calcext:value-type="string">
            <text:p>err91:</text:p>
          </table:table-cell>
          <table:table-cell office:value-type="float" office:value="0.00000298088" calcext:value-type="float">
            <text:p>2,98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0ms</text:p>
          </table:table-cell>
        </table:table-row>
        <table:table-row table:style-name="ro1">
          <table:table-cell/>
          <table:table-cell office:value-type="string" calcext:value-type="string">
            <text:p>err92:</text:p>
          </table:table-cell>
          <table:table-cell office:value-type="float" office:value="0.00000268625" calcext:value-type="float">
            <text:p>2,69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22ms</text:p>
          </table:table-cell>
        </table:table-row>
        <table:table-row table:style-name="ro1">
          <table:table-cell/>
          <table:table-cell office:value-type="string" calcext:value-type="string">
            <text:p>err93:</text:p>
          </table:table-cell>
          <table:table-cell office:value-type="float" office:value="0.00000242074" calcext:value-type="float">
            <text:p>2,42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43ms</text:p>
          </table:table-cell>
        </table:table-row>
        <table:table-row table:style-name="ro1">
          <table:table-cell/>
          <table:table-cell office:value-type="string" calcext:value-type="string">
            <text:p>err94:</text:p>
          </table:table-cell>
          <table:table-cell office:value-type="float" office:value="0.00000218148" calcext:value-type="float">
            <text:p>2,18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65ms</text:p>
          </table:table-cell>
        </table:table-row>
        <table:table-row table:style-name="ro1">
          <table:table-cell/>
          <table:table-cell office:value-type="string" calcext:value-type="string">
            <text:p>err95:</text:p>
          </table:table-cell>
          <table:table-cell office:value-type="float" office:value="0.00000196586" calcext:value-type="float">
            <text:p>1,97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87ms</text:p>
          </table:table-cell>
        </table:table-row>
        <table:table-row table:style-name="ro1">
          <table:table-cell/>
          <table:table-cell office:value-type="string" calcext:value-type="string">
            <text:p>err96:</text:p>
          </table:table-cell>
          <table:table-cell office:value-type="float" office:value="0.00000177156" calcext:value-type="float">
            <text:p>1,77E-0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08ms</text:p>
          </table:table-cell>
        </table:table-row>
        <table:table-row table:style-name="ro1">
          <table:table-cell/>
          <table:table-cell office:value-type="string" calcext:value-type="string">
            <text:p>err97:</text:p>
          </table:table-cell>
          <table:table-cell office:value-type="float" office:value="0.00000159646" calcext:value-type="float">
            <text:p>1,60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30ms</text:p>
          </table:table-cell>
        </table:table-row>
        <table:table-row table:style-name="ro1">
          <table:table-cell/>
          <table:table-cell office:value-type="string" calcext:value-type="string">
            <text:p>err98:</text:p>
          </table:table-cell>
          <table:table-cell office:value-type="float" office:value="0.00000143867" calcext:value-type="float">
            <text:p>1,44E-0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51ms</text:p>
          </table:table-cell>
        </table:table-row>
        <table:table-row table:style-name="ro1">
          <table:table-cell/>
          <table:table-cell office:value-type="string" calcext:value-type="string">
            <text:p>err99:</text:p>
          </table:table-cell>
          <table:table-cell office:value-type="float" office:value="0.00000129647" calcext:value-type="float">
            <text:p>1,30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3ms</text:p>
          </table:table-cell>
        </table:table-row>
        <table:table-row table:style-name="ro1">
          <table:table-cell/>
          <table:table-cell office:value-type="string" calcext:value-type="string">
            <text:p>err100:</text:p>
          </table:table-cell>
          <table:table-cell office:value-type="float" office:value="0.00000116833" calcext:value-type="float">
            <text:p>1,17E-0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94ms</text:p>
          </table:table-cell>
        </table:table-row>
        <table:table-row table:style-name="ro1">
          <table:table-cell/>
          <table:table-cell office:value-type="string" calcext:value-type="string">
            <text:p>err101:</text:p>
          </table:table-cell>
          <table:table-cell office:value-type="float" office:value="0.00000105285" calcext:value-type="float">
            <text:p>1,05E-0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16ms</text:p>
          </table:table-cell>
        </table:table-row>
        <table:table-row table:style-name="ro1">
          <table:table-cell/>
          <table:table-cell office:value-type="string" calcext:value-type="string">
            <text:p>err102:</text:p>
          </table:table-cell>
          <table:table-cell office:value-type="float" office:value="0.000000948788" calcext:value-type="float">
            <text:p>9,49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38ms</text:p>
          </table:table-cell>
        </table:table-row>
        <table:table-row table:style-name="ro1">
          <table:table-cell/>
          <table:table-cell office:value-type="string" calcext:value-type="string">
            <text:p>err103:</text:p>
          </table:table-cell>
          <table:table-cell office:value-type="float" office:value="0.00000085501" calcext:value-type="float">
            <text:p>8,55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59ms</text:p>
          </table:table-cell>
        </table:table-row>
        <table:table-row table:style-name="ro1">
          <table:table-cell/>
          <table:table-cell office:value-type="string" calcext:value-type="string">
            <text:p>err104:</text:p>
          </table:table-cell>
          <table:table-cell office:value-type="float" office:value="0.000000770501" calcext:value-type="float">
            <text:p>7,71E-07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81ms</text:p>
          </table:table-cell>
        </table:table-row>
        <table:table-row table:style-name="ro1">
          <table:table-cell/>
          <table:table-cell office:value-type="string" calcext:value-type="string">
            <text:p>err105:</text:p>
          </table:table-cell>
          <table:table-cell office:value-type="float" office:value="0.000000694345" calcext:value-type="float">
            <text:p>6,94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03ms</text:p>
          </table:table-cell>
        </table:table-row>
        <table:table-row table:style-name="ro1">
          <table:table-cell/>
          <table:table-cell office:value-type="string" calcext:value-type="string">
            <text:p>err106:</text:p>
          </table:table-cell>
          <table:table-cell office:value-type="float" office:value="0.000000625716" calcext:value-type="float">
            <text:p>6,26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24ms</text:p>
          </table:table-cell>
        </table:table-row>
        <table:table-row table:style-name="ro1">
          <table:table-cell/>
          <table:table-cell office:value-type="string" calcext:value-type="string">
            <text:p>err107:</text:p>
          </table:table-cell>
          <table:table-cell office:value-type="float" office:value="0.00000056387" calcext:value-type="float">
            <text:p>5,64E-07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46ms</text:p>
          </table:table-cell>
        </table:table-row>
        <table:table-row table:style-name="ro1">
          <table:table-cell/>
          <table:table-cell office:value-type="string" calcext:value-type="string">
            <text:p>err108:</text:p>
          </table:table-cell>
          <table:table-cell office:value-type="float" office:value="0.000000508137" calcext:value-type="float">
            <text:p>5,08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68ms</text:p>
          </table:table-cell>
        </table:table-row>
        <table:table-row table:style-name="ro1">
          <table:table-cell/>
          <table:table-cell office:value-type="string" calcext:value-type="string">
            <text:p>err109:</text:p>
          </table:table-cell>
          <table:table-cell office:value-type="float" office:value="0.000000457913" calcext:value-type="float">
            <text:p>4,58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89ms</text:p>
          </table:table-cell>
        </table:table-row>
        <table:table-row table:style-name="ro1">
          <table:table-cell/>
          <table:table-cell office:value-type="string" calcext:value-type="string">
            <text:p>err110:</text:p>
          </table:table-cell>
          <table:table-cell office:value-type="float" office:value="0.000000412653" calcext:value-type="float">
            <text:p>4,13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11ms</text:p>
          </table:table-cell>
        </table:table-row>
        <table:table-row table:style-name="ro1">
          <table:table-cell/>
          <table:table-cell office:value-type="string" calcext:value-type="string">
            <text:p>err111:</text:p>
          </table:table-cell>
          <table:table-cell office:value-type="float" office:value="0.000000371866" calcext:value-type="float">
            <text:p>3,72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32ms</text:p>
          </table:table-cell>
        </table:table-row>
        <table:table-row table:style-name="ro1">
          <table:table-cell/>
          <table:table-cell office:value-type="string" calcext:value-type="string">
            <text:p>err112:</text:p>
          </table:table-cell>
          <table:table-cell office:value-type="float" office:value="0.000000335111" calcext:value-type="float">
            <text:p>3,35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54ms</text:p>
          </table:table-cell>
        </table:table-row>
        <table:table-row table:style-name="ro1">
          <table:table-cell/>
          <table:table-cell office:value-type="string" calcext:value-type="string">
            <text:p>err113:</text:p>
          </table:table-cell>
          <table:table-cell office:value-type="float" office:value="0.000000301989" calcext:value-type="float">
            <text:p>3,02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76ms</text:p>
          </table:table-cell>
        </table:table-row>
        <table:table-row table:style-name="ro1">
          <table:table-cell/>
          <table:table-cell office:value-type="string" calcext:value-type="string">
            <text:p>err114:</text:p>
          </table:table-cell>
          <table:table-cell office:value-type="float" office:value="0.00000027214" calcext:value-type="float">
            <text:p>2,72E-07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97ms</text:p>
          </table:table-cell>
        </table:table-row>
        <table:table-row table:style-name="ro1">
          <table:table-cell/>
          <table:table-cell office:value-type="string" calcext:value-type="string">
            <text:p>err115:</text:p>
          </table:table-cell>
          <table:table-cell office:value-type="float" office:value="0.000000245242" calcext:value-type="float">
            <text:p>2,45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19ms</text:p>
          </table:table-cell>
        </table:table-row>
        <table:table-row table:style-name="ro1">
          <table:table-cell/>
          <table:table-cell office:value-type="string" calcext:value-type="string">
            <text:p>err116:</text:p>
          </table:table-cell>
          <table:table-cell office:value-type="float" office:value="0.000000221002" calcext:value-type="float">
            <text:p>2,21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40ms</text:p>
          </table:table-cell>
        </table:table-row>
        <table:table-row table:style-name="ro1">
          <table:table-cell/>
          <table:table-cell office:value-type="string" calcext:value-type="string">
            <text:p>err117:</text:p>
          </table:table-cell>
          <table:table-cell office:value-type="float" office:value="0.000000199158" calcext:value-type="float">
            <text:p>1,99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62ms</text:p>
          </table:table-cell>
        </table:table-row>
        <table:table-row table:style-name="ro1">
          <table:table-cell/>
          <table:table-cell office:value-type="string" calcext:value-type="string">
            <text:p>err118:</text:p>
          </table:table-cell>
          <table:table-cell office:value-type="float" office:value="0.000000179473" calcext:value-type="float">
            <text:p>1,79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83ms</text:p>
          </table:table-cell>
        </table:table-row>
        <table:table-row table:style-name="ro1">
          <table:table-cell/>
          <table:table-cell office:value-type="string" calcext:value-type="string">
            <text:p>err119:</text:p>
          </table:table-cell>
          <table:table-cell office:value-type="float" office:value="0.000000161734" calcext:value-type="float">
            <text:p>1,62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05ms</text:p>
          </table:table-cell>
        </table:table-row>
        <table:table-row table:style-name="ro1">
          <table:table-cell/>
          <table:table-cell office:value-type="string" calcext:value-type="string">
            <text:p>err120:</text:p>
          </table:table-cell>
          <table:table-cell office:value-type="float" office:value="0.000000145748" calcext:value-type="float">
            <text:p>1,46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26ms</text:p>
          </table:table-cell>
        </table:table-row>
        <table:table-row table:style-name="ro1">
          <table:table-cell/>
          <table:table-cell office:value-type="string" calcext:value-type="string">
            <text:p>err121:</text:p>
          </table:table-cell>
          <table:table-cell office:value-type="float" office:value="0.000000131343" calcext:value-type="float">
            <text:p>1,31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48ms</text:p>
          </table:table-cell>
        </table:table-row>
        <table:table-row table:style-name="ro1">
          <table:table-cell/>
          <table:table-cell office:value-type="string" calcext:value-type="string">
            <text:p>err122:</text:p>
          </table:table-cell>
          <table:table-cell office:value-type="float" office:value="0.000000118361" calcext:value-type="float">
            <text:p>1,18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70ms</text:p>
          </table:table-cell>
        </table:table-row>
        <table:table-row table:style-name="ro1">
          <table:table-cell/>
          <table:table-cell office:value-type="string" calcext:value-type="string">
            <text:p>err123:</text:p>
          </table:table-cell>
          <table:table-cell office:value-type="float" office:value="0.000000106662" calcext:value-type="float">
            <text:p>1,07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92ms</text:p>
          </table:table-cell>
        </table:table-row>
        <table:table-row table:style-name="ro1">
          <table:table-cell/>
          <table:table-cell office:value-type="string" calcext:value-type="string">
            <text:p>err124:</text:p>
          </table:table-cell>
          <table:table-cell office:value-type="float" office:value="0.0000000961195" calcext:value-type="float">
            <text:p>9,61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13ms</text:p>
          </table:table-cell>
        </table:table-row>
        <table:table-row table:style-name="ro1">
          <table:table-cell/>
          <table:table-cell office:value-type="string" calcext:value-type="string">
            <text:p>err125:</text:p>
          </table:table-cell>
          <table:table-cell office:value-type="float" office:value="0.000000086619" calcext:value-type="float">
            <text:p>8,66E-08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35ms</text:p>
          </table:table-cell>
        </table:table-row>
        <table:table-row table:style-name="ro1">
          <table:table-cell/>
          <table:table-cell office:value-type="string" calcext:value-type="string">
            <text:p>err126:</text:p>
          </table:table-cell>
          <table:table-cell office:value-type="float" office:value="0.0000000780576" calcext:value-type="float">
            <text:p>7,81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57ms</text:p>
          </table:table-cell>
        </table:table-row>
        <table:table-row table:style-name="ro1">
          <table:table-cell/>
          <table:table-cell office:value-type="string" calcext:value-type="string">
            <text:p>err127:</text:p>
          </table:table-cell>
          <table:table-cell office:value-type="float" office:value="0.0000000703424" calcext:value-type="float">
            <text:p>7,03E-0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78ms</text:p>
          </table:table-cell>
        </table:table-row>
        <table:table-row table:style-name="ro1">
          <table:table-cell/>
          <table:table-cell office:value-type="string" calcext:value-type="string">
            <text:p>err128:</text:p>
          </table:table-cell>
          <table:table-cell office:value-type="float" office:value="0.0000000633897" calcext:value-type="float">
            <text:p>6,34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00ms</text:p>
          </table:table-cell>
        </table:table-row>
        <table:table-row table:style-name="ro1">
          <table:table-cell/>
          <table:table-cell office:value-type="string" calcext:value-type="string">
            <text:p>err129:</text:p>
          </table:table-cell>
          <table:table-cell office:value-type="float" office:value="0.0000000571243" calcext:value-type="float">
            <text:p>5,71E-0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21ms</text:p>
          </table:table-cell>
        </table:table-row>
        <table:table-row table:style-name="ro1">
          <table:table-cell/>
          <table:table-cell office:value-type="string" calcext:value-type="string">
            <text:p>err130:</text:p>
          </table:table-cell>
          <table:table-cell office:value-type="float" office:value="0.0000000514781" calcext:value-type="float">
            <text:p>5,15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42ms</text:p>
          </table:table-cell>
        </table:table-row>
        <table:table-row table:style-name="ro1">
          <table:table-cell/>
          <table:table-cell office:value-type="string" calcext:value-type="string">
            <text:p>err131:</text:p>
          </table:table-cell>
          <table:table-cell office:value-type="float" office:value="0.00000004639" calcext:value-type="float">
            <text:p>4,64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64ms</text:p>
          </table:table-cell>
        </table:table-row>
        <table:table-row table:style-name="ro1">
          <table:table-cell/>
          <table:table-cell office:value-type="string" calcext:value-type="string">
            <text:p>err132:</text:p>
          </table:table-cell>
          <table:table-cell office:value-type="float" office:value="0.0000000418048" calcext:value-type="float">
            <text:p>4,18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85ms</text:p>
          </table:table-cell>
        </table:table-row>
        <table:table-row table:style-name="ro1">
          <table:table-cell/>
          <table:table-cell office:value-type="string" calcext:value-type="string">
            <text:p>err133:</text:p>
          </table:table-cell>
          <table:table-cell office:value-type="float" office:value="0.0000000376728" calcext:value-type="float">
            <text:p>3,77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07ms</text:p>
          </table:table-cell>
        </table:table-row>
        <table:table-row table:style-name="ro1">
          <table:table-cell/>
          <table:table-cell office:value-type="string" calcext:value-type="string">
            <text:p>err134:</text:p>
          </table:table-cell>
          <table:table-cell office:value-type="float" office:value="0.0000000339492" calcext:value-type="float">
            <text:p>3,39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29ms</text:p>
          </table:table-cell>
        </table:table-row>
        <table:table-row table:style-name="ro1">
          <table:table-cell/>
          <table:table-cell office:value-type="string" calcext:value-type="string">
            <text:p>err135:</text:p>
          </table:table-cell>
          <table:table-cell office:value-type="float" office:value="0.0000000305937" calcext:value-type="float">
            <text:p>3,06E-0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50ms</text:p>
          </table:table-cell>
        </table:table-row>
        <table:table-row table:style-name="ro1">
          <table:table-cell/>
          <table:table-cell office:value-type="string" calcext:value-type="string">
            <text:p>err136:</text:p>
          </table:table-cell>
          <table:table-cell office:value-type="float" office:value="0.0000000275698" calcext:value-type="float">
            <text:p>2,76E-08</text:p>
          </table:table-cell>
          <table:table-cell office:value-type="string" calcext:value-type="string">
            <text:p>cza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86ms</text:p>
          </table:table-cell>
        </table:table-row>
        <table:table-row table:style-name="ro1">
          <table:table-cell/>
          <table:table-cell office:value-type="string" calcext:value-type="string">
            <text:p>err137:</text:p>
          </table:table-cell>
          <table:table-cell office:value-type="float" office:value="0.0000000248448" calcext:value-type="float">
            <text:p>2,48E-08</text:p>
          </table:table-cell>
          <table:table-cell office:value-type="string" calcext:value-type="string">
            <text:p>cz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13ms</text:p>
          </table:table-cell>
        </table:table-row>
        <table:table-row table:style-name="ro1">
          <table:table-cell/>
          <table:table-cell office:value-type="string" calcext:value-type="string">
            <text:p>err138:</text:p>
          </table:table-cell>
          <table:table-cell office:value-type="float" office:value="0.0000000223891" calcext:value-type="float">
            <text:p>2,24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34ms</text:p>
          </table:table-cell>
        </table:table-row>
        <table:table-row table:style-name="ro1">
          <table:table-cell/>
          <table:table-cell office:value-type="string" calcext:value-type="string">
            <text:p>err139:</text:p>
          </table:table-cell>
          <table:table-cell office:value-type="float" office:value="0.0000000201762" calcext:value-type="float">
            <text:p>2,02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56ms</text:p>
          </table:table-cell>
        </table:table-row>
        <table:table-row table:style-name="ro1">
          <table:table-cell/>
          <table:table-cell office:value-type="string" calcext:value-type="string">
            <text:p>err140:</text:p>
          </table:table-cell>
          <table:table-cell office:value-type="float" office:value="0.000000018182" calcext:value-type="float">
            <text:p>1,82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78ms</text:p>
          </table:table-cell>
        </table:table-row>
        <table:table-row table:style-name="ro1">
          <table:table-cell/>
          <table:table-cell office:value-type="string" calcext:value-type="string">
            <text:p>err141:</text:p>
          </table:table-cell>
          <table:table-cell office:value-type="float" office:value="0.0000000163849" calcext:value-type="float">
            <text:p>1,64E-0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99ms</text:p>
          </table:table-cell>
        </table:table-row>
        <table:table-row table:style-name="ro1">
          <table:table-cell/>
          <table:table-cell office:value-type="string" calcext:value-type="string">
            <text:p>err142:</text:p>
          </table:table-cell>
          <table:table-cell office:value-type="float" office:value="0.0000000147654" calcext:value-type="float">
            <text:p>1,48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20ms</text:p>
          </table:table-cell>
        </table:table-row>
        <table:table-row table:style-name="ro1">
          <table:table-cell/>
          <table:table-cell office:value-type="string" calcext:value-type="string">
            <text:p>err143:</text:p>
          </table:table-cell>
          <table:table-cell office:value-type="float" office:value="0.000000013306" calcext:value-type="float">
            <text:p>1,33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42ms</text:p>
          </table:table-cell>
        </table:table-row>
        <table:table-row table:style-name="ro1">
          <table:table-cell/>
          <table:table-cell office:value-type="string" calcext:value-type="string">
            <text:p>err144:</text:p>
          </table:table-cell>
          <table:table-cell office:value-type="float" office:value="0.0000000119908" calcext:value-type="float">
            <text:p>1,20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63ms</text:p>
          </table:table-cell>
        </table:table-row>
        <table:table-row table:style-name="ro1">
          <table:table-cell/>
          <table:table-cell office:value-type="string" calcext:value-type="string">
            <text:p>err145:</text:p>
          </table:table-cell>
          <table:table-cell office:value-type="float" office:value="0.0000000108056" calcext:value-type="float">
            <text:p>1,08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84ms</text:p>
          </table:table-cell>
        </table:table-row>
        <table:table-row table:style-name="ro1">
          <table:table-cell/>
          <table:table-cell office:value-type="string" calcext:value-type="string">
            <text:p>err146:</text:p>
          </table:table-cell>
          <table:table-cell office:value-type="float" office:value="0.0000000097376" calcext:value-type="float">
            <text:p>9,74E-09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06ms</text:p>
          </table:table-cell>
        </table:table-row>
        <table:table-row table:style-name="ro1">
          <table:table-cell/>
          <table:table-cell office:value-type="string" calcext:value-type="string">
            <text:p>err147:</text:p>
          </table:table-cell>
          <table:table-cell office:value-type="float" office:value="0.00000000877514" calcext:value-type="float">
            <text:p>8,78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28ms</text:p>
          </table:table-cell>
        </table:table-row>
        <table:table-row table:style-name="ro1">
          <table:table-cell/>
          <table:table-cell office:value-type="string" calcext:value-type="string">
            <text:p>err148:</text:p>
          </table:table-cell>
          <table:table-cell office:value-type="float" office:value="0.0000000079078" calcext:value-type="float">
            <text:p>7,91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49ms</text:p>
          </table:table-cell>
        </table:table-row>
        <table:table-row table:style-name="ro1">
          <table:table-cell/>
          <table:table-cell office:value-type="string" calcext:value-type="string">
            <text:p>err149:</text:p>
          </table:table-cell>
          <table:table-cell office:value-type="float" office:value="0.00000000712619" calcext:value-type="float">
            <text:p>7,13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71ms</text:p>
          </table:table-cell>
        </table:table-row>
        <table:table-row table:style-name="ro1">
          <table:table-cell/>
          <table:table-cell office:value-type="string" calcext:value-type="string">
            <text:p>err150:</text:p>
          </table:table-cell>
          <table:table-cell office:value-type="float" office:value="0.00000000642184" calcext:value-type="float">
            <text:p>6,42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92ms</text:p>
          </table:table-cell>
        </table:table-row>
        <table:table-row table:style-name="ro1">
          <table:table-cell/>
          <table:table-cell office:value-type="string" calcext:value-type="string">
            <text:p>err151:</text:p>
          </table:table-cell>
          <table:table-cell office:value-type="float" office:value="0.0000000057871" calcext:value-type="float">
            <text:p>5,79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14ms</text:p>
          </table:table-cell>
        </table:table-row>
        <table:table-row table:style-name="ro1">
          <table:table-cell/>
          <table:table-cell office:value-type="string" calcext:value-type="string">
            <text:p>err152:</text:p>
          </table:table-cell>
          <table:table-cell office:value-type="float" office:value="0.0000000052151" calcext:value-type="float">
            <text:p>5,22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35ms</text:p>
          </table:table-cell>
        </table:table-row>
        <table:table-row table:style-name="ro1">
          <table:table-cell/>
          <table:table-cell office:value-type="string" calcext:value-type="string">
            <text:p>err153:</text:p>
          </table:table-cell>
          <table:table-cell office:value-type="float" office:value="0.00000000469964" calcext:value-type="float">
            <text:p>4,70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57ms</text:p>
          </table:table-cell>
        </table:table-row>
        <table:table-row table:style-name="ro1">
          <table:table-cell/>
          <table:table-cell office:value-type="string" calcext:value-type="string">
            <text:p>err154:</text:p>
          </table:table-cell>
          <table:table-cell office:value-type="float" office:value="0.00000000423513" calcext:value-type="float">
            <text:p>4,24E-0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78ms</text:p>
          </table:table-cell>
        </table:table-row>
        <table:table-row table:style-name="ro1">
          <table:table-cell/>
          <table:table-cell office:value-type="string" calcext:value-type="string">
            <text:p>err155:</text:p>
          </table:table-cell>
          <table:table-cell office:value-type="float" office:value="0.00000000381653" calcext:value-type="float">
            <text:p>3,82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00ms</text:p>
          </table:table-cell>
        </table:table-row>
        <table:table-row table:style-name="ro1">
          <table:table-cell/>
          <table:table-cell office:value-type="string" calcext:value-type="string">
            <text:p>err156:</text:p>
          </table:table-cell>
          <table:table-cell office:value-type="float" office:value="0.0000000034393" calcext:value-type="float">
            <text:p>3,44E-0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21ms</text:p>
          </table:table-cell>
        </table:table-row>
        <table:table-row table:style-name="ro1">
          <table:table-cell/>
          <table:table-cell office:value-type="string" calcext:value-type="string">
            <text:p>err157:</text:p>
          </table:table-cell>
          <table:table-cell office:value-type="float" office:value="0.00000000309936" calcext:value-type="float">
            <text:p>3,10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43ms</text:p>
          </table:table-cell>
        </table:table-row>
        <table:table-row table:style-name="ro1">
          <table:table-cell/>
          <table:table-cell office:value-type="string" calcext:value-type="string">
            <text:p>err158:</text:p>
          </table:table-cell>
          <table:table-cell office:value-type="float" office:value="0.00000000279302" calcext:value-type="float">
            <text:p>2,79E-0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64ms</text:p>
          </table:table-cell>
        </table:table-row>
        <table:table-row table:style-name="ro1">
          <table:table-cell/>
          <table:table-cell office:value-type="string" calcext:value-type="string">
            <text:p>err159:</text:p>
          </table:table-cell>
          <table:table-cell office:value-type="float" office:value="0.00000000251696" calcext:value-type="float">
            <text:p>2,52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86ms</text:p>
          </table:table-cell>
        </table:table-row>
        <table:table-row table:style-name="ro1">
          <table:table-cell/>
          <table:table-cell office:value-type="string" calcext:value-type="string">
            <text:p>err160:</text:p>
          </table:table-cell>
          <table:table-cell office:value-type="float" office:value="0.00000000226818" calcext:value-type="float">
            <text:p>2,27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07ms</text:p>
          </table:table-cell>
        </table:table-row>
        <table:table-row table:style-name="ro1">
          <table:table-cell/>
          <table:table-cell office:value-type="string" calcext:value-type="string">
            <text:p>err161:</text:p>
          </table:table-cell>
          <table:table-cell office:value-type="float" office:value="0.00000000204399" calcext:value-type="float">
            <text:p>2,04E-0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28ms</text:p>
          </table:table-cell>
        </table:table-row>
        <table:table-row table:style-name="ro1">
          <table:table-cell/>
          <table:table-cell office:value-type="string" calcext:value-type="string">
            <text:p>err162:</text:p>
          </table:table-cell>
          <table:table-cell office:value-type="float" office:value="0.00000000184196" calcext:value-type="float">
            <text:p>1,84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50ms</text:p>
          </table:table-cell>
        </table:table-row>
        <table:table-row table:style-name="ro1">
          <table:table-cell/>
          <table:table-cell office:value-type="string" calcext:value-type="string">
            <text:p>err163:</text:p>
          </table:table-cell>
          <table:table-cell office:value-type="float" office:value="0.00000000165991" calcext:value-type="float">
            <text:p>1,66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71ms</text:p>
          </table:table-cell>
        </table:table-row>
        <table:table-row table:style-name="ro1">
          <table:table-cell/>
          <table:table-cell office:value-type="string" calcext:value-type="string">
            <text:p>err164:</text:p>
          </table:table-cell>
          <table:table-cell office:value-type="float" office:value="0.00000000149584" calcext:value-type="float">
            <text:p>1,50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92ms</text:p>
          </table:table-cell>
        </table:table-row>
        <table:table-row table:style-name="ro1">
          <table:table-cell/>
          <table:table-cell office:value-type="string" calcext:value-type="string">
            <text:p>err165:</text:p>
          </table:table-cell>
          <table:table-cell office:value-type="float" office:value="0.00000000134799" calcext:value-type="float">
            <text:p>1,35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14ms</text:p>
          </table:table-cell>
        </table:table-row>
        <table:table-row table:style-name="ro1">
          <table:table-cell/>
          <table:table-cell office:value-type="string" calcext:value-type="string">
            <text:p>err166:</text:p>
          </table:table-cell>
          <table:table-cell office:value-type="float" office:value="0.00000000121476" calcext:value-type="float">
            <text:p>1,21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35ms</text:p>
          </table:table-cell>
        </table:table-row>
        <table:table-row table:style-name="ro1">
          <table:table-cell/>
          <table:table-cell office:value-type="string" calcext:value-type="string">
            <text:p>err167:</text:p>
          </table:table-cell>
          <table:table-cell office:value-type="float" office:value="0.00000000109469" calcext:value-type="float">
            <text:p>1,09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57ms</text:p>
          </table:table-cell>
        </table:table-row>
        <table:table-row table:style-name="ro1">
          <table:table-cell/>
          <table:table-cell office:value-type="string" calcext:value-type="string">
            <text:p>err168:</text:p>
          </table:table-cell>
          <table:table-cell office:value-type="float" office:value="0.00000000098649" calcext:value-type="float">
            <text:p>9,86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79ms</text:p>
          </table:table-cell>
        </table:table-row>
        <table:table-row table:style-name="ro1">
          <table:table-cell/>
          <table:table-cell office:value-type="string" calcext:value-type="string">
            <text:p>err169:</text:p>
          </table:table-cell>
          <table:table-cell office:value-type="float" office:value="0.000000000888984" calcext:value-type="float">
            <text:p>8,89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00ms</text:p>
          </table:table-cell>
        </table:table-row>
        <table:table-row table:style-name="ro1">
          <table:table-cell/>
          <table:table-cell office:value-type="string" calcext:value-type="string">
            <text:p>err170:</text:p>
          </table:table-cell>
          <table:table-cell office:value-type="float" office:value="0.000000000801117" calcext:value-type="float">
            <text:p>8,01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22ms</text:p>
          </table:table-cell>
        </table:table-row>
        <table:table-row table:style-name="ro1">
          <table:table-cell/>
          <table:table-cell office:value-type="string" calcext:value-type="string">
            <text:p>err171:</text:p>
          </table:table-cell>
          <table:table-cell office:value-type="float" office:value="0.000000000721935" calcext:value-type="float">
            <text:p>7,22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44ms</text:p>
          </table:table-cell>
        </table:table-row>
        <table:table-row table:style-name="ro1">
          <table:table-cell/>
          <table:table-cell office:value-type="string" calcext:value-type="string">
            <text:p>err172:</text:p>
          </table:table-cell>
          <table:table-cell office:value-type="float" office:value="0.000000000650578" calcext:value-type="float">
            <text:p>6,51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65ms</text:p>
          </table:table-cell>
        </table:table-row>
        <table:table-row table:style-name="ro1">
          <table:table-cell/>
          <table:table-cell office:value-type="string" calcext:value-type="string">
            <text:p>err173:</text:p>
          </table:table-cell>
          <table:table-cell office:value-type="float" office:value="0.000000000586275" calcext:value-type="float">
            <text:p>5,86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87ms</text:p>
          </table:table-cell>
        </table:table-row>
        <table:table-row table:style-name="ro1">
          <table:table-cell/>
          <table:table-cell office:value-type="string" calcext:value-type="string">
            <text:p>err174:</text:p>
          </table:table-cell>
          <table:table-cell office:value-type="float" office:value="0.000000000528328" calcext:value-type="float">
            <text:p>5,28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08ms</text:p>
          </table:table-cell>
        </table:table-row>
        <table:table-row table:style-name="ro1">
          <table:table-cell/>
          <table:table-cell office:value-type="string" calcext:value-type="string">
            <text:p>err175:</text:p>
          </table:table-cell>
          <table:table-cell office:value-type="float" office:value="0.000000000476108" calcext:value-type="float">
            <text:p>4,76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0ms</text:p>
          </table:table-cell>
        </table:table-row>
        <table:table-row table:style-name="ro1">
          <table:table-cell/>
          <table:table-cell office:value-type="string" calcext:value-type="string">
            <text:p>err176:</text:p>
          </table:table-cell>
          <table:table-cell office:value-type="float" office:value="0.000000000429049" calcext:value-type="float">
            <text:p>4,29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52ms</text:p>
          </table:table-cell>
        </table:table-row>
        <table:table-row table:style-name="ro1">
          <table:table-cell/>
          <table:table-cell office:value-type="string" calcext:value-type="string">
            <text:p>err177:</text:p>
          </table:table-cell>
          <table:table-cell office:value-type="float" office:value="0.000000000386643" calcext:value-type="float">
            <text:p>3,87E-10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73ms</text:p>
          </table:table-cell>
        </table:table-row>
        <table:table-row table:style-name="ro1">
          <table:table-cell/>
          <table:table-cell office:value-type="string" calcext:value-type="string">
            <text:p>err178:</text:p>
          </table:table-cell>
          <table:table-cell office:value-type="float" office:value="0.000000000348426" calcext:value-type="float">
            <text:p>3,48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95ms</text:p>
          </table:table-cell>
        </table:table-row>
        <table:table-row table:style-name="ro1">
          <table:table-cell/>
          <table:table-cell office:value-type="string" calcext:value-type="string">
            <text:p>err179:</text:p>
          </table:table-cell>
          <table:table-cell office:value-type="float" office:value="0.000000000313987" calcext:value-type="float">
            <text:p>3,14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16ms</text:p>
          </table:table-cell>
        </table:table-row>
        <table:table-row table:style-name="ro1">
          <table:table-cell/>
          <table:table-cell office:value-type="string" calcext:value-type="string">
            <text:p>err180:</text:p>
          </table:table-cell>
          <table:table-cell office:value-type="float" office:value="0.000000000282953" calcext:value-type="float">
            <text:p>2,83E-10</text:p>
          </table:table-cell>
          <table:table-cell office:value-type="string" calcext:value-type="string">
            <text:p>cza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87ms</text:p>
          </table:table-cell>
        </table:table-row>
        <table:table-row table:style-name="ro1">
          <table:table-cell/>
          <table:table-cell office:value-type="string" calcext:value-type="string">
            <text:p>err181:</text:p>
          </table:table-cell>
          <table:table-cell office:value-type="float" office:value="0.000000000254986" calcext:value-type="float">
            <text:p>2,55E-10</text:p>
          </table:table-cell>
          <table:table-cell office:value-type="string" calcext:value-type="string">
            <text:p>cz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20ms</text:p>
          </table:table-cell>
        </table:table-row>
        <table:table-row table:style-name="ro1">
          <table:table-cell/>
          <table:table-cell office:value-type="string" calcext:value-type="string">
            <text:p>err182:</text:p>
          </table:table-cell>
          <table:table-cell office:value-type="float" office:value="0.000000000229782" calcext:value-type="float">
            <text:p>2,30E-10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43ms</text:p>
          </table:table-cell>
        </table:table-row>
        <table:table-row table:style-name="ro1">
          <table:table-cell/>
          <table:table-cell office:value-type="string" calcext:value-type="string">
            <text:p>err183:</text:p>
          </table:table-cell>
          <table:table-cell office:value-type="float" office:value="0.000000000207072" calcext:value-type="float">
            <text:p>2,07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64ms</text:p>
          </table:table-cell>
        </table:table-row>
        <table:table-row table:style-name="ro1">
          <table:table-cell/>
          <table:table-cell office:value-type="string" calcext:value-type="string">
            <text:p>err184:</text:p>
          </table:table-cell>
          <table:table-cell office:value-type="float" office:value="0.000000000186605" calcext:value-type="float">
            <text:p>1,87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86ms</text:p>
          </table:table-cell>
        </table:table-row>
        <table:table-row table:style-name="ro1">
          <table:table-cell/>
          <table:table-cell office:value-type="string" calcext:value-type="string">
            <text:p>err185:</text:p>
          </table:table-cell>
          <table:table-cell office:value-type="float" office:value="0.000000000168161" calcext:value-type="float">
            <text:p>1,68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08ms</text:p>
          </table:table-cell>
        </table:table-row>
        <table:table-row table:style-name="ro1">
          <table:table-cell/>
          <table:table-cell office:value-type="string" calcext:value-type="string">
            <text:p>err186:</text:p>
          </table:table-cell>
          <table:table-cell office:value-type="float" office:value="0.000000000151539" calcext:value-type="float">
            <text:p>1,52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30ms</text:p>
          </table:table-cell>
        </table:table-row>
        <table:table-row table:style-name="ro1">
          <table:table-cell/>
          <table:table-cell office:value-type="string" calcext:value-type="string">
            <text:p>err187:</text:p>
          </table:table-cell>
          <table:table-cell office:value-type="float" office:value="0.000000000136561" calcext:value-type="float">
            <text:p>1,37E-10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51ms</text:p>
          </table:table-cell>
        </table:table-row>
        <table:table-row table:style-name="ro1">
          <table:table-cell/>
          <table:table-cell office:value-type="string" calcext:value-type="string">
            <text:p>err188:</text:p>
          </table:table-cell>
          <table:table-cell office:value-type="float" office:value="0.000000000123063" calcext:value-type="float">
            <text:p>1,23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72ms</text:p>
          </table:table-cell>
        </table:table-row>
        <table:table-row table:style-name="ro1">
          <table:table-cell/>
          <table:table-cell office:value-type="string" calcext:value-type="string">
            <text:p>err189:</text:p>
          </table:table-cell>
          <table:table-cell office:value-type="float" office:value="0.0000000001109" calcext:value-type="float">
            <text:p>1,11E-1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94ms</text:p>
          </table:table-cell>
        </table:table-row>
        <table:table-row table:style-name="ro1">
          <table:table-cell/>
          <table:table-cell office:value-type="string" calcext:value-type="string">
            <text:p>err190:</text:p>
          </table:table-cell>
          <table:table-cell office:value-type="float" office:value="0.0000000000999387" calcext:value-type="float">
            <text:p>9,99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16ms</text:p>
          </table:table-cell>
        </table:table-row>
        <table:table-row table:style-name="ro1">
          <table:table-cell/>
          <table:table-cell office:value-type="string" calcext:value-type="string">
            <text:p>err191:</text:p>
          </table:table-cell>
          <table:table-cell office:value-type="float" office:value="0.0000000000900604" calcext:value-type="float">
            <text:p>9,01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38ms</text:p>
          </table:table-cell>
        </table:table-row>
        <table:table-row table:style-name="ro1">
          <table:table-cell/>
          <table:table-cell office:value-type="string" calcext:value-type="string">
            <text:p>err192:</text:p>
          </table:table-cell>
          <table:table-cell office:value-type="float" office:value="0.0000000000811591" calcext:value-type="float">
            <text:p>8,12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59ms</text:p>
          </table:table-cell>
        </table:table-row>
        <table:table-row table:style-name="ro1">
          <table:table-cell/>
          <table:table-cell office:value-type="string" calcext:value-type="string">
            <text:p>err193:</text:p>
          </table:table-cell>
          <table:table-cell office:value-type="float" office:value="0.0000000000731371" calcext:value-type="float">
            <text:p>7,31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81ms</text:p>
          </table:table-cell>
        </table:table-row>
        <table:table-row table:style-name="ro1">
          <table:table-cell/>
          <table:table-cell office:value-type="string" calcext:value-type="string">
            <text:p>err194:</text:p>
          </table:table-cell>
          <table:table-cell office:value-type="float" office:value="0.0000000000659082" calcext:value-type="float">
            <text:p>6,59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03ms</text:p>
          </table:table-cell>
        </table:table-row>
        <table:table-row table:style-name="ro1">
          <table:table-cell/>
          <table:table-cell office:value-type="string" calcext:value-type="string">
            <text:p>err195:</text:p>
          </table:table-cell>
          <table:table-cell office:value-type="float" office:value="0.0000000000593934" calcext:value-type="float">
            <text:p>5,94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24ms</text:p>
          </table:table-cell>
        </table:table-row>
        <table:table-row table:style-name="ro1">
          <table:table-cell/>
          <table:table-cell office:value-type="string" calcext:value-type="string">
            <text:p>err196:</text:p>
          </table:table-cell>
          <table:table-cell office:value-type="float" office:value="0.0000000000535234" calcext:value-type="float">
            <text:p>5,35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46ms</text:p>
          </table:table-cell>
        </table:table-row>
        <table:table-row table:style-name="ro1">
          <table:table-cell/>
          <table:table-cell office:value-type="string" calcext:value-type="string">
            <text:p>err197:</text:p>
          </table:table-cell>
          <table:table-cell office:value-type="float" office:value="0.0000000000482334" calcext:value-type="float">
            <text:p>4,82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67ms</text:p>
          </table:table-cell>
        </table:table-row>
        <table:table-row table:style-name="ro1">
          <table:table-cell/>
          <table:table-cell office:value-type="string" calcext:value-type="string">
            <text:p>err198:</text:p>
          </table:table-cell>
          <table:table-cell office:value-type="float" office:value="0.0000000000434657" calcext:value-type="float">
            <text:p>4,35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89ms</text:p>
          </table:table-cell>
        </table:table-row>
        <table:table-row table:style-name="ro1">
          <table:table-cell/>
          <table:table-cell office:value-type="string" calcext:value-type="string">
            <text:p>err199:</text:p>
          </table:table-cell>
          <table:table-cell office:value-type="float" office:value="0.0000000000391704" calcext:value-type="float">
            <text:p>3,92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10ms</text:p>
          </table:table-cell>
        </table:table-row>
        <table:table-row table:style-name="ro1">
          <table:table-cell/>
          <table:table-cell office:value-type="string" calcext:value-type="string">
            <text:p>err200:</text:p>
          </table:table-cell>
          <table:table-cell office:value-type="float" office:value="0.000000000035298" calcext:value-type="float">
            <text:p>3,53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32ms</text:p>
          </table:table-cell>
        </table:table-row>
        <table:table-row table:style-name="ro1">
          <table:table-cell/>
          <table:table-cell office:value-type="string" calcext:value-type="string">
            <text:p>err201:</text:p>
          </table:table-cell>
          <table:table-cell office:value-type="float" office:value="0.0000000000318092" calcext:value-type="float">
            <text:p>3,18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54ms</text:p>
          </table:table-cell>
        </table:table-row>
        <table:table-row table:style-name="ro1">
          <table:table-cell/>
          <table:table-cell office:value-type="string" calcext:value-type="string">
            <text:p>err202:</text:p>
          </table:table-cell>
          <table:table-cell office:value-type="float" office:value="0.0000000000286651" calcext:value-type="float">
            <text:p>2,87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76ms</text:p>
          </table:table-cell>
        </table:table-row>
        <table:table-row table:style-name="ro1">
          <table:table-cell/>
          <table:table-cell office:value-type="string" calcext:value-type="string">
            <text:p>err203:</text:p>
          </table:table-cell>
          <table:table-cell office:value-type="float" office:value="0.0000000000258318" calcext:value-type="float">
            <text:p>2,58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98ms</text:p>
          </table:table-cell>
        </table:table-row>
        <table:table-row table:style-name="ro1">
          <table:table-cell/>
          <table:table-cell office:value-type="string" calcext:value-type="string">
            <text:p>err204:</text:p>
          </table:table-cell>
          <table:table-cell office:value-type="float" office:value="0.0000000000232783" calcext:value-type="float">
            <text:p>2,33E-11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19ms</text:p>
          </table:table-cell>
        </table:table-row>
        <table:table-row table:style-name="ro1">
          <table:table-cell/>
          <table:table-cell office:value-type="string" calcext:value-type="string">
            <text:p>err205:</text:p>
          </table:table-cell>
          <table:table-cell office:value-type="float" office:value="0.0000000000209779" calcext:value-type="float">
            <text:p>2,10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41ms</text:p>
          </table:table-cell>
        </table:table-row>
        <table:table-row table:style-name="ro1">
          <table:table-cell/>
          <table:table-cell office:value-type="string" calcext:value-type="string">
            <text:p>err206:</text:p>
          </table:table-cell>
          <table:table-cell office:value-type="float" office:value="0.000000000018904" calcext:value-type="float">
            <text:p>1,89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63ms</text:p>
          </table:table-cell>
        </table:table-row>
        <table:table-row table:style-name="ro1">
          <table:table-cell/>
          <table:table-cell office:value-type="string" calcext:value-type="string">
            <text:p>err207:</text:p>
          </table:table-cell>
          <table:table-cell office:value-type="float" office:value="0.0000000000170362" calcext:value-type="float">
            <text:p>1,70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84ms</text:p>
          </table:table-cell>
        </table:table-row>
        <table:table-row table:style-name="ro1">
          <table:table-cell/>
          <table:table-cell office:value-type="string" calcext:value-type="string">
            <text:p>err208:</text:p>
          </table:table-cell>
          <table:table-cell office:value-type="float" office:value="0.0000000000153522" calcext:value-type="float">
            <text:p>1,54E-11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06ms</text:p>
          </table:table-cell>
        </table:table-row>
        <table:table-row table:style-name="ro1">
          <table:table-cell/>
          <table:table-cell office:value-type="string" calcext:value-type="string">
            <text:p>err209:</text:p>
          </table:table-cell>
          <table:table-cell office:value-type="float" office:value="0.0000000000138343" calcext:value-type="float">
            <text:p>1,38E-11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28ms</text:p>
          </table:table-cell>
        </table:table-row>
        <table:table-row table:style-name="ro1">
          <table:table-cell/>
          <table:table-cell office:value-type="string" calcext:value-type="string">
            <text:p>err210:</text:p>
          </table:table-cell>
          <table:table-cell office:value-type="float" office:value="0.0000000000124674" calcext:value-type="float">
            <text:p>1,25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50ms</text:p>
          </table:table-cell>
        </table:table-row>
        <table:table-row table:style-name="ro1">
          <table:table-cell/>
          <table:table-cell office:value-type="string" calcext:value-type="string">
            <text:p>err211:</text:p>
          </table:table-cell>
          <table:table-cell office:value-type="float" office:value="0.0000000000112355" calcext:value-type="float">
            <text:p>1,12E-11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72ms</text:p>
          </table:table-cell>
        </table:table-row>
        <table:table-row table:style-name="ro1">
          <table:table-cell/>
          <table:table-cell office:value-type="string" calcext:value-type="string">
            <text:p>err212:</text:p>
          </table:table-cell>
          <table:table-cell office:value-type="float" office:value="0.0000000000101243" calcext:value-type="float">
            <text:p>1,01E-11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93ms</text:p>
          </table:table-cell>
        </table:table-row>
        <table:table-row table:style-name="ro1">
          <table:table-cell/>
          <table:table-cell office:value-type="string" calcext:value-type="string">
            <text:p>err213:</text:p>
          </table:table-cell>
          <table:table-cell office:value-type="float" office:value="0.00000000000912337" calcext:value-type="float">
            <text:p>9,1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15ms</text:p>
          </table:table-cell>
        </table:table-row>
        <table:table-row table:style-name="ro1">
          <table:table-cell/>
          <table:table-cell office:value-type="string" calcext:value-type="string">
            <text:p>err214:</text:p>
          </table:table-cell>
          <table:table-cell office:value-type="float" office:value="0.00000000000822276" calcext:value-type="float">
            <text:p>8,2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37ms</text:p>
          </table:table-cell>
        </table:table-row>
        <table:table-row table:style-name="ro1">
          <table:table-cell/>
          <table:table-cell office:value-type="string" calcext:value-type="string">
            <text:p>err215:</text:p>
          </table:table-cell>
          <table:table-cell office:value-type="float" office:value="0.00000000000740918" calcext:value-type="float">
            <text:p>7,41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59ms</text:p>
          </table:table-cell>
        </table:table-row>
        <table:table-row table:style-name="ro1">
          <table:table-cell/>
          <table:table-cell office:value-type="string" calcext:value-type="string">
            <text:p>err216:</text:p>
          </table:table-cell>
          <table:table-cell office:value-type="float" office:value="0.00000000000667644" calcext:value-type="float">
            <text:p>6,68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80ms</text:p>
          </table:table-cell>
        </table:table-row>
        <table:table-row table:style-name="ro1">
          <table:table-cell/>
          <table:table-cell office:value-type="string" calcext:value-type="string">
            <text:p>err217:</text:p>
          </table:table-cell>
          <table:table-cell office:value-type="float" office:value="0.00000000000601741" calcext:value-type="float">
            <text:p>6,0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02ms</text:p>
          </table:table-cell>
        </table:table-row>
        <table:table-row table:style-name="ro1">
          <table:table-cell/>
          <table:table-cell office:value-type="string" calcext:value-type="string">
            <text:p>err218:</text:p>
          </table:table-cell>
          <table:table-cell office:value-type="float" office:value="0.00000000000542233" calcext:value-type="float">
            <text:p>5,4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23ms</text:p>
          </table:table-cell>
        </table:table-row>
        <table:table-row table:style-name="ro1">
          <table:table-cell/>
          <table:table-cell office:value-type="string" calcext:value-type="string">
            <text:p>err219:</text:p>
          </table:table-cell>
          <table:table-cell office:value-type="float" office:value="0.00000000000488587" calcext:value-type="float">
            <text:p>4,89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45ms</text:p>
          </table:table-cell>
        </table:table-row>
        <table:table-row table:style-name="ro1">
          <table:table-cell/>
          <table:table-cell office:value-type="string" calcext:value-type="string">
            <text:p>err220:</text:p>
          </table:table-cell>
          <table:table-cell office:value-type="float" office:value="0.00000000000440359" calcext:value-type="float">
            <text:p>4,40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66ms</text:p>
          </table:table-cell>
        </table:table-row>
        <table:table-row table:style-name="ro1">
          <table:table-cell/>
          <table:table-cell office:value-type="string" calcext:value-type="string">
            <text:p>err221:</text:p>
          </table:table-cell>
          <table:table-cell office:value-type="float" office:value="0.00000000000396838" calcext:value-type="float">
            <text:p>3,97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88ms</text:p>
          </table:table-cell>
        </table:table-row>
        <table:table-row table:style-name="ro1">
          <table:table-cell/>
          <table:table-cell office:value-type="string" calcext:value-type="string">
            <text:p>err222:</text:p>
          </table:table-cell>
          <table:table-cell office:value-type="float" office:value="0.00000000000357581" calcext:value-type="float">
            <text:p>3,58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10ms</text:p>
          </table:table-cell>
        </table:table-row>
        <table:table-row table:style-name="ro1">
          <table:table-cell/>
          <table:table-cell office:value-type="string" calcext:value-type="string">
            <text:p>err223:</text:p>
          </table:table-cell>
          <table:table-cell office:value-type="float" office:value="0.00000000000322231" calcext:value-type="float">
            <text:p>3,2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31ms</text:p>
          </table:table-cell>
        </table:table-row>
        <table:table-row table:style-name="ro1">
          <table:table-cell/>
          <table:table-cell office:value-type="string" calcext:value-type="string">
            <text:p>err224:</text:p>
          </table:table-cell>
          <table:table-cell office:value-type="float" office:value="0.00000000000290434" calcext:value-type="float">
            <text:p>2,90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53ms</text:p>
          </table:table-cell>
        </table:table-row>
        <table:table-row table:style-name="ro1">
          <table:table-cell/>
          <table:table-cell office:value-type="string" calcext:value-type="string">
            <text:p>err225:</text:p>
          </table:table-cell>
          <table:table-cell office:value-type="float" office:value="0.00000000000261657" calcext:value-type="float">
            <text:p>2,6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75ms</text:p>
          </table:table-cell>
        </table:table-row>
        <table:table-row table:style-name="ro1">
          <table:table-cell/>
          <table:table-cell office:value-type="string" calcext:value-type="string">
            <text:p>err226:</text:p>
          </table:table-cell>
          <table:table-cell office:value-type="float" office:value="0.000000000002359" calcext:value-type="float">
            <text:p>2,36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96ms</text:p>
          </table:table-cell>
        </table:table-row>
        <table:table-row table:style-name="ro1">
          <table:table-cell/>
          <table:table-cell office:value-type="string" calcext:value-type="string">
            <text:p>err227:</text:p>
          </table:table-cell>
          <table:table-cell office:value-type="float" office:value="0.00000000000212452" calcext:value-type="float">
            <text:p>2,12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18ms</text:p>
          </table:table-cell>
        </table:table-row>
        <table:table-row table:style-name="ro1">
          <table:table-cell/>
          <table:table-cell office:value-type="string" calcext:value-type="string">
            <text:p>err228:</text:p>
          </table:table-cell>
          <table:table-cell office:value-type="float" office:value="0.00000000000191491" calcext:value-type="float">
            <text:p>1,91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39ms</text:p>
          </table:table-cell>
        </table:table-row>
        <table:table-row table:style-name="ro1">
          <table:table-cell/>
          <table:table-cell office:value-type="string" calcext:value-type="string">
            <text:p>err229:</text:p>
          </table:table-cell>
          <table:table-cell office:value-type="float" office:value="0.00000000000172662" calcext:value-type="float">
            <text:p>1,73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61ms</text:p>
          </table:table-cell>
        </table:table-row>
        <table:table-row table:style-name="ro1">
          <table:table-cell/>
          <table:table-cell office:value-type="string" calcext:value-type="string">
            <text:p>err230:</text:p>
          </table:table-cell>
          <table:table-cell office:value-type="float" office:value="0.0000000000015552" calcext:value-type="float">
            <text:p>1,56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82ms</text:p>
          </table:table-cell>
        </table:table-row>
        <table:table-row table:style-name="ro1">
          <table:table-cell/>
          <table:table-cell office:value-type="string" calcext:value-type="string">
            <text:p>err231:</text:p>
          </table:table-cell>
          <table:table-cell office:value-type="float" office:value="0.00000000000140155" calcext:value-type="float">
            <text:p>1,40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04ms</text:p>
          </table:table-cell>
        </table:table-row>
        <table:table-row table:style-name="ro1">
          <table:table-cell/>
          <table:table-cell office:value-type="string" calcext:value-type="string">
            <text:p>err232:</text:p>
          </table:table-cell>
          <table:table-cell office:value-type="float" office:value="0.00000000000126299" calcext:value-type="float">
            <text:p>1,26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25ms</text:p>
          </table:table-cell>
        </table:table-row>
        <table:table-row table:style-name="ro1">
          <table:table-cell/>
          <table:table-cell office:value-type="string" calcext:value-type="string">
            <text:p>err233:</text:p>
          </table:table-cell>
          <table:table-cell office:value-type="float" office:value="0.00000000000113776" calcext:value-type="float">
            <text:p>1,14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47ms</text:p>
          </table:table-cell>
        </table:table-row>
        <table:table-row table:style-name="ro1">
          <table:table-cell/>
          <table:table-cell office:value-type="string" calcext:value-type="string">
            <text:p>err234:</text:p>
          </table:table-cell>
          <table:table-cell office:value-type="float" office:value="0.00000000000102585" calcext:value-type="float">
            <text:p>1,03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68ms</text:p>
          </table:table-cell>
        </table:table-row>
        <table:table-row table:style-name="ro1">
          <table:table-cell/>
          <table:table-cell office:value-type="string" calcext:value-type="string">
            <text:p>err235:</text:p>
          </table:table-cell>
          <table:table-cell office:value-type="float" office:value="0.000000000000924594" calcext:value-type="float">
            <text:p>9,25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90ms</text:p>
          </table:table-cell>
        </table:table-row>
        <table:table-row table:style-name="ro1">
          <table:table-cell/>
          <table:table-cell office:value-type="string" calcext:value-type="string">
            <text:p>err236:</text:p>
          </table:table-cell>
          <table:table-cell office:value-type="float" office:value="0.000000000000833111" calcext:value-type="float">
            <text:p>8,33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11ms</text:p>
          </table:table-cell>
        </table:table-row>
        <table:table-row table:style-name="ro1">
          <table:table-cell/>
          <table:table-cell office:value-type="string" calcext:value-type="string">
            <text:p>err237:</text:p>
          </table:table-cell>
          <table:table-cell office:value-type="float" office:value="0.000000000000750511" calcext:value-type="float">
            <text:p>7,51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33ms</text:p>
          </table:table-cell>
        </table:table-row>
        <table:table-row table:style-name="ro1">
          <table:table-cell/>
          <table:table-cell office:value-type="string" calcext:value-type="string">
            <text:p>err238:</text:p>
          </table:table-cell>
          <table:table-cell office:value-type="float" office:value="0.000000000000675904" calcext:value-type="float">
            <text:p>6,76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55ms</text:p>
          </table:table-cell>
        </table:table-row>
        <table:table-row table:style-name="ro1">
          <table:table-cell/>
          <table:table-cell office:value-type="string" calcext:value-type="string">
            <text:p>err239:</text:p>
          </table:table-cell>
          <table:table-cell office:value-type="float" office:value="0.000000000000610179" calcext:value-type="float">
            <text:p>6,10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76ms</text:p>
          </table:table-cell>
        </table:table-row>
        <table:table-row table:style-name="ro1">
          <table:table-cell/>
          <table:table-cell office:value-type="string" calcext:value-type="string">
            <text:p>err240:</text:p>
          </table:table-cell>
          <table:table-cell office:value-type="float" office:value="0.000000000000548894" calcext:value-type="float">
            <text:p>5,49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98ms</text:p>
          </table:table-cell>
        </table:table-row>
        <table:table-row table:style-name="ro1">
          <table:table-cell/>
          <table:table-cell office:value-type="string" calcext:value-type="string">
            <text:p>err241:</text:p>
          </table:table-cell>
          <table:table-cell office:value-type="float" office:value="0.000000000000494715" calcext:value-type="float">
            <text:p>4,95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20ms</text:p>
          </table:table-cell>
        </table:table-row>
        <table:table-row table:style-name="ro1">
          <table:table-cell/>
          <table:table-cell office:value-type="string" calcext:value-type="string">
            <text:p>err242:</text:p>
          </table:table-cell>
          <table:table-cell office:value-type="float" office:value="0.000000000000446754" calcext:value-type="float">
            <text:p>4,47E-1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41ms</text:p>
          </table:table-cell>
        </table:table-row>
        <table:table-row table:style-name="ro1">
          <table:table-cell/>
          <table:table-cell office:value-type="string" calcext:value-type="string">
            <text:p>err243:</text:p>
          </table:table-cell>
          <table:table-cell office:value-type="float" office:value="0.000000000000401457" calcext:value-type="float">
            <text:p>4,01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63ms</text:p>
          </table:table-cell>
        </table:table-row>
        <table:table-row table:style-name="ro1">
          <table:table-cell/>
          <table:table-cell office:value-type="string" calcext:value-type="string">
            <text:p>err244:</text:p>
          </table:table-cell>
          <table:table-cell office:value-type="float" office:value="0.000000000000362377" calcext:value-type="float">
            <text:p>3,62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85ms</text:p>
          </table:table-cell>
        </table:table-row>
        <table:table-row table:style-name="ro1">
          <table:table-cell/>
          <table:table-cell office:value-type="string" calcext:value-type="string">
            <text:p>err245:</text:p>
          </table:table-cell>
          <table:table-cell office:value-type="float" office:value="0.00000000000032685" calcext:value-type="float">
            <text:p>3,27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07ms</text:p>
          </table:table-cell>
        </table:table-row>
        <table:table-row table:style-name="ro1">
          <table:table-cell/>
          <table:table-cell office:value-type="string" calcext:value-type="string">
            <text:p>err246:</text:p>
          </table:table-cell>
          <table:table-cell office:value-type="float" office:value="0.000000000000293987" calcext:value-type="float">
            <text:p>2,94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28ms</text:p>
          </table:table-cell>
        </table:table-row>
        <table:table-row table:style-name="ro1">
          <table:table-cell/>
          <table:table-cell office:value-type="string" calcext:value-type="string">
            <text:p>err247:</text:p>
          </table:table-cell>
          <table:table-cell office:value-type="float" office:value="0.000000000000264677" calcext:value-type="float">
            <text:p>2,65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50ms</text:p>
          </table:table-cell>
        </table:table-row>
        <table:table-row table:style-name="ro1">
          <table:table-cell/>
          <table:table-cell office:value-type="string" calcext:value-type="string">
            <text:p>err248:</text:p>
          </table:table-cell>
          <table:table-cell office:value-type="float" office:value="0.000000000000239808" calcext:value-type="float">
            <text:p>2,40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72ms</text:p>
          </table:table-cell>
        </table:table-row>
        <table:table-row table:style-name="ro1">
          <table:table-cell/>
          <table:table-cell office:value-type="string" calcext:value-type="string">
            <text:p>err249:</text:p>
          </table:table-cell>
          <table:table-cell office:value-type="float" office:value="0.000000000000214939" calcext:value-type="float">
            <text:p>2,15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93ms</text:p>
          </table:table-cell>
        </table:table-row>
        <table:table-row table:style-name="ro1">
          <table:table-cell/>
          <table:table-cell office:value-type="string" calcext:value-type="string">
            <text:p>err250:</text:p>
          </table:table-cell>
          <table:table-cell office:value-type="float" office:value="0.000000000000193623" calcext:value-type="float">
            <text:p>1,94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15ms</text:p>
          </table:table-cell>
        </table:table-row>
        <table:table-row table:style-name="ro1">
          <table:table-cell/>
          <table:table-cell office:value-type="string" calcext:value-type="string">
            <text:p>err251:</text:p>
          </table:table-cell>
          <table:table-cell office:value-type="float" office:value="0.000000000000174971" calcext:value-type="float">
            <text:p>1,75E-1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36ms</text:p>
          </table:table-cell>
        </table:table-row>
        <table:table-row table:style-name="ro1">
          <table:table-cell/>
          <table:table-cell office:value-type="string" calcext:value-type="string">
            <text:p>err252:</text:p>
          </table:table-cell>
          <table:table-cell office:value-type="float" office:value="0.000000000000157208" calcext:value-type="float">
            <text:p>1,57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58ms</text:p>
          </table:table-cell>
        </table:table-row>
        <table:table-row table:style-name="ro1">
          <table:table-cell/>
          <table:table-cell office:value-type="string" calcext:value-type="string">
            <text:p>err253:</text:p>
          </table:table-cell>
          <table:table-cell office:value-type="float" office:value="0.000000000000142109" calcext:value-type="float">
            <text:p>1,42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79ms</text:p>
          </table:table-cell>
        </table:table-row>
        <table:table-row table:style-name="ro1">
          <table:table-cell/>
          <table:table-cell office:value-type="string" calcext:value-type="string">
            <text:p>err254:</text:p>
          </table:table-cell>
          <table:table-cell office:value-type="float" office:value="0.000000000000127898" calcext:value-type="float">
            <text:p>1,28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01ms</text:p>
          </table:table-cell>
        </table:table-row>
        <table:table-row table:style-name="ro1">
          <table:table-cell/>
          <table:table-cell office:value-type="string" calcext:value-type="string">
            <text:p>err255:</text:p>
          </table:table-cell>
          <table:table-cell office:value-type="float" office:value="0.000000000000115463" calcext:value-type="float">
            <text:p>1,15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23ms</text:p>
          </table:table-cell>
        </table:table-row>
        <table:table-row table:style-name="ro1">
          <table:table-cell/>
          <table:table-cell office:value-type="string" calcext:value-type="string">
            <text:p>err256:</text:p>
          </table:table-cell>
          <table:table-cell office:value-type="float" office:value="0.000000000000103917" calcext:value-type="float">
            <text:p>1,04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44ms</text:p>
          </table:table-cell>
        </table:table-row>
        <table:table-row table:style-name="ro1">
          <table:table-cell/>
          <table:table-cell office:value-type="string" calcext:value-type="string">
            <text:p>err257:</text:p>
          </table:table-cell>
          <table:table-cell office:value-type="float" office:value="0.0000000000000941469" calcext:value-type="float">
            <text:p>9,41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66ms</text:p>
          </table:table-cell>
        </table:table-row>
        <table:table-row table:style-name="ro1">
          <table:table-cell/>
          <table:table-cell office:value-type="string" calcext:value-type="string">
            <text:p>err258:</text:p>
          </table:table-cell>
          <table:table-cell office:value-type="float" office:value="0.0000000000000843769" calcext:value-type="float">
            <text:p>8,44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88ms</text:p>
          </table:table-cell>
        </table:table-row>
        <table:table-row table:style-name="ro1">
          <table:table-cell/>
          <table:table-cell office:value-type="string" calcext:value-type="string">
            <text:p>err259:</text:p>
          </table:table-cell>
          <table:table-cell office:value-type="float" office:value="0.0000000000000763833" calcext:value-type="float">
            <text:p>7,64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10ms</text:p>
          </table:table-cell>
        </table:table-row>
        <table:table-row table:style-name="ro1">
          <table:table-cell/>
          <table:table-cell office:value-type="string" calcext:value-type="string">
            <text:p>err260:</text:p>
          </table:table-cell>
          <table:table-cell office:value-type="float" office:value="0.0000000000000675016" calcext:value-type="float">
            <text:p>6,75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32ms</text:p>
          </table:table-cell>
        </table:table-row>
        <table:table-row table:style-name="ro1">
          <table:table-cell/>
          <table:table-cell office:value-type="string" calcext:value-type="string">
            <text:p>err261:</text:p>
          </table:table-cell>
          <table:table-cell office:value-type="float" office:value="0.0000000000000621725" calcext:value-type="float">
            <text:p>6,22E-14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53ms</text:p>
          </table:table-cell>
        </table:table-row>
        <table:table-row table:style-name="ro1">
          <table:table-cell/>
          <table:table-cell office:value-type="string" calcext:value-type="string">
            <text:p>err262:</text:p>
          </table:table-cell>
          <table:table-cell office:value-type="float" office:value="0.0000000000000559552" calcext:value-type="float">
            <text:p>5,60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74ms</text:p>
          </table:table-cell>
        </table:table-row>
        <table:table-row table:style-name="ro1">
          <table:table-cell/>
          <table:table-cell office:value-type="string" calcext:value-type="string">
            <text:p>err263:</text:p>
          </table:table-cell>
          <table:table-cell office:value-type="float" office:value="0.000000000000049738" calcext:value-type="float">
            <text:p>4,97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96ms</text:p>
          </table:table-cell>
        </table:table-row>
        <table:table-row table:style-name="ro1">
          <table:table-cell/>
          <table:table-cell office:value-type="string" calcext:value-type="string">
            <text:p>err264:</text:p>
          </table:table-cell>
          <table:table-cell office:value-type="float" office:value="0.0000000000000452971" calcext:value-type="float">
            <text:p>4,53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18ms</text:p>
          </table:table-cell>
        </table:table-row>
        <table:table-row table:style-name="ro1">
          <table:table-cell/>
          <table:table-cell office:value-type="string" calcext:value-type="string">
            <text:p>err265:</text:p>
          </table:table-cell>
          <table:table-cell office:value-type="float" office:value="0.0000000000000408562" calcext:value-type="float">
            <text:p>4,09E-14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39ms</text:p>
          </table:table-cell>
        </table:table-row>
        <table:table-row table:style-name="ro1">
          <table:table-cell/>
          <table:table-cell office:value-type="string" calcext:value-type="string">
            <text:p>err266:</text:p>
          </table:table-cell>
          <table:table-cell office:value-type="float" office:value="0.0000000000000364153" calcext:value-type="float">
            <text:p>3,64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61ms</text:p>
          </table:table-cell>
        </table:table-row>
        <table:table-row table:style-name="ro1">
          <table:table-cell/>
          <table:table-cell office:value-type="string" calcext:value-type="string">
            <text:p>err267:</text:p>
          </table:table-cell>
          <table:table-cell office:value-type="float" office:value="0.0000000000000328626" calcext:value-type="float">
            <text:p>3,29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82ms</text:p>
          </table:table-cell>
        </table:table-row>
        <table:table-row table:style-name="ro1">
          <table:table-cell/>
          <table:table-cell office:value-type="string" calcext:value-type="string">
            <text:p>err268:</text:p>
          </table:table-cell>
          <table:table-cell office:value-type="float" office:value="0.0000000000000301981" calcext:value-type="float">
            <text:p>3,02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04ms</text:p>
          </table:table-cell>
        </table:table-row>
        <table:table-row table:style-name="ro1">
          <table:table-cell/>
          <table:table-cell office:value-type="string" calcext:value-type="string">
            <text:p>err269:</text:p>
          </table:table-cell>
          <table:table-cell office:value-type="float" office:value="0.0000000000000266454" calcext:value-type="float">
            <text:p>2,66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26ms</text:p>
          </table:table-cell>
        </table:table-row>
        <table:table-row table:style-name="ro1">
          <table:table-cell/>
          <table:table-cell office:value-type="string" calcext:value-type="string">
            <text:p>err270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47ms</text:p>
          </table:table-cell>
        </table:table-row>
        <table:table-row table:style-name="ro1">
          <table:table-cell/>
          <table:table-cell office:value-type="string" calcext:value-type="string">
            <text:p>err271:</text:p>
          </table:table-cell>
          <table:table-cell office:value-type="float" office:value="0.0000000000000213163" calcext:value-type="float">
            <text:p>2,13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69ms</text:p>
          </table:table-cell>
        </table:table-row>
        <table:table-row table:style-name="ro1">
          <table:table-cell/>
          <table:table-cell office:value-type="string" calcext:value-type="string">
            <text:p>err272:</text:p>
          </table:table-cell>
          <table:table-cell office:value-type="float" office:value="0.0000000000000195399" calcext:value-type="float">
            <text:p>1,95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90ms</text:p>
          </table:table-cell>
        </table:table-row>
        <table:table-row table:style-name="ro1">
          <table:table-cell/>
          <table:table-cell office:value-type="string" calcext:value-type="string">
            <text:p>err273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12ms</text:p>
          </table:table-cell>
        </table:table-row>
        <table:table-row table:style-name="ro1">
          <table:table-cell/>
          <table:table-cell office:value-type="string" calcext:value-type="string">
            <text:p>err274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33ms</text:p>
          </table:table-cell>
        </table:table-row>
        <table:table-row table:style-name="ro1">
          <table:table-cell/>
          <table:table-cell office:value-type="string" calcext:value-type="string">
            <text:p>err275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55ms</text:p>
          </table:table-cell>
        </table:table-row>
        <table:table-row table:style-name="ro1">
          <table:table-cell/>
          <table:table-cell office:value-type="string" calcext:value-type="string">
            <text:p>err276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77ms</text:p>
          </table:table-cell>
        </table:table-row>
        <table:table-row table:style-name="ro1">
          <table:table-cell/>
          <table:table-cell office:value-type="string" calcext:value-type="string">
            <text:p>err277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98ms</text:p>
          </table:table-cell>
        </table:table-row>
        <table:table-row table:style-name="ro1">
          <table:table-cell/>
          <table:table-cell office:value-type="string" calcext:value-type="string">
            <text:p>err278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20ms</text:p>
          </table:table-cell>
        </table:table-row>
        <table:table-row table:style-name="ro1">
          <table:table-cell/>
          <table:table-cell office:value-type="string" calcext:value-type="string">
            <text:p>err279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42ms</text:p>
          </table:table-cell>
        </table:table-row>
        <table:table-row table:style-name="ro1">
          <table:table-cell/>
          <table:table-cell office:value-type="string" calcext:value-type="string">
            <text:p>err280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63ms</text:p>
          </table:table-cell>
        </table:table-row>
        <table:table-row table:style-name="ro1">
          <table:table-cell/>
          <table:table-cell office:value-type="string" calcext:value-type="string">
            <text:p>err281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85ms</text:p>
          </table:table-cell>
        </table:table-row>
        <table:table-row table:style-name="ro1">
          <table:table-cell/>
          <table:table-cell office:value-type="string" calcext:value-type="string">
            <text:p>err282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07ms</text:p>
          </table:table-cell>
        </table:table-row>
        <table:table-row table:style-name="ro1">
          <table:table-cell/>
          <table:table-cell office:value-type="string" calcext:value-type="string">
            <text:p>err283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29ms</text:p>
          </table:table-cell>
        </table:table-row>
        <table:table-row table:style-name="ro1">
          <table:table-cell/>
          <table:table-cell office:value-type="string" calcext:value-type="string">
            <text:p>err284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50ms</text:p>
          </table:table-cell>
        </table:table-row>
        <table:table-row table:style-name="ro1">
          <table:table-cell/>
          <table:table-cell office:value-type="string" calcext:value-type="string">
            <text:p>err285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72ms</text:p>
          </table:table-cell>
        </table:table-row>
        <table:table-row table:style-name="ro1">
          <table:table-cell/>
          <table:table-cell office:value-type="string" calcext:value-type="string">
            <text:p>err286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94ms</text:p>
          </table:table-cell>
        </table:table-row>
        <table:table-row table:style-name="ro1">
          <table:table-cell/>
          <table:table-cell office:value-type="string" calcext:value-type="string">
            <text:p>err287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16ms</text:p>
          </table:table-cell>
        </table:table-row>
        <table:table-row table:style-name="ro1">
          <table:table-cell/>
          <table:table-cell office:value-type="string" calcext:value-type="string">
            <text:p>err288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37ms</text:p>
          </table:table-cell>
        </table:table-row>
        <table:table-row table:style-name="ro1">
          <table:table-cell/>
          <table:table-cell office:value-type="string" calcext:value-type="string">
            <text:p>err289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59ms</text:p>
          </table:table-cell>
        </table:table-row>
        <table:table-row table:style-name="ro1">
          <table:table-cell/>
          <table:table-cell office:value-type="string" calcext:value-type="string">
            <text:p>err290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81ms</text:p>
          </table:table-cell>
        </table:table-row>
        <table:table-row table:style-name="ro1">
          <table:table-cell/>
          <table:table-cell office:value-type="string" calcext:value-type="string">
            <text:p>err291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02ms</text:p>
          </table:table-cell>
        </table:table-row>
        <table:table-row table:style-name="ro1">
          <table:table-cell/>
          <table:table-cell office:value-type="string" calcext:value-type="string">
            <text:p>err292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24ms</text:p>
          </table:table-cell>
        </table:table-row>
        <table:table-row table:style-name="ro1">
          <table:table-cell/>
          <table:table-cell office:value-type="string" calcext:value-type="string">
            <text:p>err29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46ms</text:p>
          </table:table-cell>
        </table:table-row>
        <table:table-row table:style-name="ro1">
          <table:table-cell/>
          <table:table-cell office:value-type="string" calcext:value-type="string">
            <text:p>err294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67ms</text:p>
          </table:table-cell>
        </table:table-row>
        <table:table-row table:style-name="ro1">
          <table:table-cell/>
          <table:table-cell office:value-type="string" calcext:value-type="string">
            <text:p>err29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89ms</text:p>
          </table:table-cell>
        </table:table-row>
        <table:table-row table:style-name="ro1">
          <table:table-cell/>
          <table:table-cell office:value-type="string" calcext:value-type="string">
            <text:p>err29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11ms</text:p>
          </table:table-cell>
        </table:table-row>
        <table:table-row table:style-name="ro1">
          <table:table-cell/>
          <table:table-cell office:value-type="string" calcext:value-type="string">
            <text:p>err297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33ms</text:p>
          </table:table-cell>
        </table:table-row>
        <table:table-row table:style-name="ro1">
          <table:table-cell/>
          <table:table-cell office:value-type="string" calcext:value-type="string">
            <text:p>err298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55ms</text:p>
          </table:table-cell>
        </table:table-row>
        <table:table-row table:style-name="ro1">
          <table:table-cell/>
          <table:table-cell office:value-type="string" calcext:value-type="string">
            <text:p>err29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76ms</text:p>
          </table:table-cell>
        </table:table-row>
        <table:table-row table:style-name="ro1">
          <table:table-cell/>
          <table:table-cell office:value-type="string" calcext:value-type="string">
            <text:p>err300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98ms</text:p>
          </table:table-cell>
        </table:table-row>
        <table:table-row table:style-name="ro1">
          <table:table-cell/>
          <table:table-cell office:value-type="string" calcext:value-type="string">
            <text:p>err301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19ms</text:p>
          </table:table-cell>
        </table:table-row>
        <table:table-row table:style-name="ro1">
          <table:table-cell/>
          <table:table-cell office:value-type="string" calcext:value-type="string">
            <text:p>err30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41ms</text:p>
          </table:table-cell>
        </table:table-row>
        <table:table-row table:style-name="ro1">
          <table:table-cell/>
          <table:table-cell office:value-type="string" calcext:value-type="string">
            <text:p>err30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62ms</text:p>
          </table:table-cell>
        </table:table-row>
        <table:table-row table:style-name="ro1">
          <table:table-cell/>
          <table:table-cell office:value-type="string" calcext:value-type="string">
            <text:p>err30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83ms</text:p>
          </table:table-cell>
        </table:table-row>
        <table:table-row table:style-name="ro1">
          <table:table-cell/>
          <table:table-cell office:value-type="string" calcext:value-type="string">
            <text:p>err305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05ms</text:p>
          </table:table-cell>
        </table:table-row>
        <table:table-row table:style-name="ro1">
          <table:table-cell/>
          <table:table-cell office:value-type="string" calcext:value-type="string">
            <text:p>err306: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27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7:09:45.173298549</dc:date>
    <meta:editing-duration>PT12M41S</meta:editing-duration>
    <meta:editing-cycles>2</meta:editing-cycles>
    <meta:generator>LibreOffice/5.1.6.2$Linux_X86_64 LibreOffice_project/10m0$Build-2</meta:generator>
    <meta:document-statistic meta:table-count="1" meta:cell-count="2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plot-area chart:style-name="ch2" table:cell-range-address="01w05n3n2n1N2.B5:01w05n3n2n1N2.C311" chart:data-source-has-labels="column" svg:x="1.331cm" svg:y="0.18cm" svg:width="14.369cm" svg:height="7.664cm">
          <chartooo:coordinate-region svg:x="2.243cm" svg:y="0.18cm" svg:width="13.457cm" svg:height="6.187cm"/>
          <chart:axis chart:dimension="x" chart:name="primary-x" chart:style-name="ch3" chartooo:axis-type="auto">
            <chartooo:date-scale/>
            <chart:title svg:x="8.008cm" svg:y="8.024cm" chart:style-name="ch4">
              <text:p>epoka</text:p>
            </chart:title>
            <chart:categories table:cell-range-address="01w05n3n2n1N2.B5:01w05n3n2n1N2.B311"/>
          </chart:axis>
          <chart:axis chart:dimension="y" chart:name="primary-y" chart:style-name="ch5">
            <chart:title svg:x="0.451cm" svg:y="5.061cm" chart:style-name="ch6">
              <text:p>Różnica delta</text:p>
            </chart:title>
            <chart:grid chart:style-name="ch7" chart:class="major"/>
          </chart:axis>
          <chart:series chart:style-name="ch8" chart:values-cell-range-address="01w05n3n2n1N2.C5:01w05n3n2n1N2.C311" chart:class="chart:line">
            <chart:data-point chart:repeated="3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err0:</text:p>
                <draw:g>
                  <svg:desc>01w05n3n2n1N2.B5:01w05n3n2n1N2.B311</svg:desc>
                </draw:g>
              </table:table-cell>
              <table:table-cell office:value-type="float" office:value="0.0998643">
                <text:p>0.0998643</text:p>
                <draw:g>
                  <svg:desc>01w05n3n2n1N2.C5:01w05n3n2n1N2.C311</svg:desc>
                </draw:g>
              </table:table-cell>
            </table:table-row>
            <table:table-row>
              <table:table-cell office:value-type="string">
                <text:p>err1:</text:p>
              </table:table-cell>
              <table:table-cell office:value-type="float" office:value="0.0341955">
                <text:p>0.0341955</text:p>
              </table:table-cell>
            </table:table-row>
            <table:table-row>
              <table:table-cell office:value-type="string">
                <text:p>err2:</text:p>
              </table:table-cell>
              <table:table-cell office:value-type="float" office:value="0.0247258">
                <text:p>0.0247258</text:p>
              </table:table-cell>
            </table:table-row>
            <table:table-row>
              <table:table-cell office:value-type="string">
                <text:p>err3:</text:p>
              </table:table-cell>
              <table:table-cell office:value-type="float" office:value="0.0222122">
                <text:p>0.0222122</text:p>
              </table:table-cell>
            </table:table-row>
            <table:table-row>
              <table:table-cell office:value-type="string">
                <text:p>err4:</text:p>
              </table:table-cell>
              <table:table-cell office:value-type="float" office:value="0.0205486">
                <text:p>0.0205486</text:p>
              </table:table-cell>
            </table:table-row>
            <table:table-row>
              <table:table-cell office:value-type="string">
                <text:p>err5:</text:p>
              </table:table-cell>
              <table:table-cell office:value-type="float" office:value="0.0190154">
                <text:p>0.0190154</text:p>
              </table:table-cell>
            </table:table-row>
            <table:table-row>
              <table:table-cell office:value-type="string">
                <text:p>err6:</text:p>
              </table:table-cell>
              <table:table-cell office:value-type="float" office:value="0.0175429">
                <text:p>0.0175429</text:p>
              </table:table-cell>
            </table:table-row>
            <table:table-row>
              <table:table-cell office:value-type="string">
                <text:p>err7:</text:p>
              </table:table-cell>
              <table:table-cell office:value-type="float" office:value="0.0161351">
                <text:p>0.0161351</text:p>
              </table:table-cell>
            </table:table-row>
            <table:table-row>
              <table:table-cell office:value-type="string">
                <text:p>err8:</text:p>
              </table:table-cell>
              <table:table-cell office:value-type="float" office:value="0.0148004">
                <text:p>0.0148004</text:p>
              </table:table-cell>
            </table:table-row>
            <table:table-row>
              <table:table-cell office:value-type="string">
                <text:p>err9:</text:p>
              </table:table-cell>
              <table:table-cell office:value-type="float" office:value="0.0135445">
                <text:p>0.0135445</text:p>
              </table:table-cell>
            </table:table-row>
            <table:table-row>
              <table:table-cell office:value-type="string">
                <text:p>err10:</text:p>
              </table:table-cell>
              <table:table-cell office:value-type="float" office:value="0.0123703">
                <text:p>0.0123703</text:p>
              </table:table-cell>
            </table:table-row>
            <table:table-row>
              <table:table-cell office:value-type="string">
                <text:p>err11:</text:p>
              </table:table-cell>
              <table:table-cell office:value-type="float" office:value="0.0112783">
                <text:p>0.0112783</text:p>
              </table:table-cell>
            </table:table-row>
            <table:table-row>
              <table:table-cell office:value-type="string">
                <text:p>err12:</text:p>
              </table:table-cell>
              <table:table-cell office:value-type="float" office:value="0.0102675">
                <text:p>0.0102675</text:p>
              </table:table-cell>
            </table:table-row>
            <table:table-row>
              <table:table-cell office:value-type="string">
                <text:p>err13:</text:p>
              </table:table-cell>
              <table:table-cell office:value-type="float" office:value="0.00933523">
                <text:p>0.00933523</text:p>
              </table:table-cell>
            </table:table-row>
            <table:table-row>
              <table:table-cell office:value-type="string">
                <text:p>err14:</text:p>
              </table:table-cell>
              <table:table-cell office:value-type="float" office:value="0.00847824">
                <text:p>0.00847824</text:p>
              </table:table-cell>
            </table:table-row>
            <table:table-row>
              <table:table-cell office:value-type="string">
                <text:p>err15:</text:p>
              </table:table-cell>
              <table:table-cell office:value-type="float" office:value="0.00769255">
                <text:p>0.00769255</text:p>
              </table:table-cell>
            </table:table-row>
            <table:table-row>
              <table:table-cell office:value-type="string">
                <text:p>err16:</text:p>
              </table:table-cell>
              <table:table-cell office:value-type="float" office:value="0.00697389">
                <text:p>0.00697389</text:p>
              </table:table-cell>
            </table:table-row>
            <table:table-row>
              <table:table-cell office:value-type="string">
                <text:p>err17:</text:p>
              </table:table-cell>
              <table:table-cell office:value-type="float" office:value="0.00631783">
                <text:p>0.00631783</text:p>
              </table:table-cell>
            </table:table-row>
            <table:table-row>
              <table:table-cell office:value-type="string">
                <text:p>err18:</text:p>
              </table:table-cell>
              <table:table-cell office:value-type="float" office:value="0.00571991">
                <text:p>0.00571991</text:p>
              </table:table-cell>
            </table:table-row>
            <table:table-row>
              <table:table-cell office:value-type="string">
                <text:p>err19:</text:p>
              </table:table-cell>
              <table:table-cell office:value-type="float" office:value="0.00517576">
                <text:p>0.00517576</text:p>
              </table:table-cell>
            </table:table-row>
            <table:table-row>
              <table:table-cell office:value-type="string">
                <text:p>err20:</text:p>
              </table:table-cell>
              <table:table-cell office:value-type="float" office:value="0.00468116">
                <text:p>0.00468116</text:p>
              </table:table-cell>
            </table:table-row>
            <table:table-row>
              <table:table-cell office:value-type="string">
                <text:p>err21:</text:p>
              </table:table-cell>
              <table:table-cell office:value-type="float" office:value="0.00423207">
                <text:p>0.00423207</text:p>
              </table:table-cell>
            </table:table-row>
            <table:table-row>
              <table:table-cell office:value-type="string">
                <text:p>err22:</text:p>
              </table:table-cell>
              <table:table-cell office:value-type="float" office:value="0.00382467">
                <text:p>0.00382467</text:p>
              </table:table-cell>
            </table:table-row>
            <table:table-row>
              <table:table-cell office:value-type="string">
                <text:p>err23:</text:p>
              </table:table-cell>
              <table:table-cell office:value-type="float" office:value="0.00345539">
                <text:p>0.00345539</text:p>
              </table:table-cell>
            </table:table-row>
            <table:table-row>
              <table:table-cell office:value-type="string">
                <text:p>err24:</text:p>
              </table:table-cell>
              <table:table-cell office:value-type="float" office:value="0.00312088">
                <text:p>0.00312088</text:p>
              </table:table-cell>
            </table:table-row>
            <table:table-row>
              <table:table-cell office:value-type="string">
                <text:p>err25:</text:p>
              </table:table-cell>
              <table:table-cell office:value-type="float" office:value="0.00281806">
                <text:p>0.00281806</text:p>
              </table:table-cell>
            </table:table-row>
            <table:table-row>
              <table:table-cell office:value-type="string">
                <text:p>err26:</text:p>
              </table:table-cell>
              <table:table-cell office:value-type="float" office:value="0.00254407">
                <text:p>0.00254407</text:p>
              </table:table-cell>
            </table:table-row>
            <table:table-row>
              <table:table-cell office:value-type="string">
                <text:p>err27:</text:p>
              </table:table-cell>
              <table:table-cell office:value-type="float" office:value="0.00229627">
                <text:p>0.00229627</text:p>
              </table:table-cell>
            </table:table-row>
            <table:table-row>
              <table:table-cell office:value-type="string">
                <text:p>err28:</text:p>
              </table:table-cell>
              <table:table-cell office:value-type="float" office:value="0.00207226">
                <text:p>0.00207226</text:p>
              </table:table-cell>
            </table:table-row>
            <table:table-row>
              <table:table-cell office:value-type="string">
                <text:p>err29:</text:p>
              </table:table-cell>
              <table:table-cell office:value-type="float" office:value="0.00186982">
                <text:p>0.00186982</text:p>
              </table:table-cell>
            </table:table-row>
            <table:table-row>
              <table:table-cell office:value-type="string">
                <text:p>err30:</text:p>
              </table:table-cell>
              <table:table-cell office:value-type="float" office:value="0.00168692">
                <text:p>0.00168692</text:p>
              </table:table-cell>
            </table:table-row>
            <table:table-row>
              <table:table-cell office:value-type="string">
                <text:p>err31:</text:p>
              </table:table-cell>
              <table:table-cell office:value-type="float" office:value="0.00152174">
                <text:p>0.00152174</text:p>
              </table:table-cell>
            </table:table-row>
            <table:table-row>
              <table:table-cell office:value-type="string">
                <text:p>err32:</text:p>
              </table:table-cell>
              <table:table-cell office:value-type="float" office:value="0.00137258">
                <text:p>0.00137258</text:p>
              </table:table-cell>
            </table:table-row>
            <table:table-row>
              <table:table-cell office:value-type="string">
                <text:p>err33:</text:p>
              </table:table-cell>
              <table:table-cell office:value-type="float" office:value="0.00123793">
                <text:p>0.00123793</text:p>
              </table:table-cell>
            </table:table-row>
            <table:table-row>
              <table:table-cell office:value-type="string">
                <text:p>err34:</text:p>
              </table:table-cell>
              <table:table-cell office:value-type="float" office:value="0.00111639">
                <text:p>0.00111639</text:p>
              </table:table-cell>
            </table:table-row>
            <table:table-row>
              <table:table-cell office:value-type="string">
                <text:p>err35:</text:p>
              </table:table-cell>
              <table:table-cell office:value-type="float" office:value="0.00100671">
                <text:p>0.00100671</text:p>
              </table:table-cell>
            </table:table-row>
            <table:table-row>
              <table:table-cell office:value-type="string">
                <text:p>err36:</text:p>
              </table:table-cell>
              <table:table-cell office:value-type="float" office:value="0.000907739">
                <text:p>0.000907739</text:p>
              </table:table-cell>
            </table:table-row>
            <table:table-row>
              <table:table-cell office:value-type="string">
                <text:p>err37:</text:p>
              </table:table-cell>
              <table:table-cell office:value-type="float" office:value="0.000818451">
                <text:p>0.000818451</text:p>
              </table:table-cell>
            </table:table-row>
            <table:table-row>
              <table:table-cell office:value-type="string">
                <text:p>err38:</text:p>
              </table:table-cell>
              <table:table-cell office:value-type="float" office:value="0.000737906">
                <text:p>0.000737906</text:p>
              </table:table-cell>
            </table:table-row>
            <table:table-row>
              <table:table-cell office:value-type="string">
                <text:p>err39:</text:p>
              </table:table-cell>
              <table:table-cell office:value-type="float" office:value="0.000665256">
                <text:p>0.000665256</text:p>
              </table:table-cell>
            </table:table-row>
            <table:table-row>
              <table:table-cell office:value-type="string">
                <text:p>err40:</text:p>
              </table:table-cell>
              <table:table-cell office:value-type="float" office:value="0.000599732">
                <text:p>0.000599732</text:p>
              </table:table-cell>
            </table:table-row>
            <table:table-row>
              <table:table-cell office:value-type="string">
                <text:p>err41:</text:p>
              </table:table-cell>
              <table:table-cell office:value-type="float" office:value="0.000540641">
                <text:p>0.000540641</text:p>
              </table:table-cell>
            </table:table-row>
            <table:table-row>
              <table:table-cell office:value-type="string">
                <text:p>err42:</text:p>
              </table:table-cell>
              <table:table-cell office:value-type="float" office:value="0.000487355">
                <text:p>0.000487355</text:p>
              </table:table-cell>
            </table:table-row>
            <table:table-row>
              <table:table-cell office:value-type="string">
                <text:p>err43:</text:p>
              </table:table-cell>
              <table:table-cell office:value-type="float" office:value="0.000439308">
                <text:p>0.000439308</text:p>
              </table:table-cell>
            </table:table-row>
            <table:table-row>
              <table:table-cell office:value-type="string">
                <text:p>err44:</text:p>
              </table:table-cell>
              <table:table-cell office:value-type="float" office:value="0.000395986">
                <text:p>0.000395986</text:p>
              </table:table-cell>
            </table:table-row>
            <table:table-row>
              <table:table-cell office:value-type="string">
                <text:p>err45:</text:p>
              </table:table-cell>
              <table:table-cell office:value-type="float" office:value="0.000356927">
                <text:p>0.000356927</text:p>
              </table:table-cell>
            </table:table-row>
            <table:table-row>
              <table:table-cell office:value-type="string">
                <text:p>err46:</text:p>
              </table:table-cell>
              <table:table-cell office:value-type="float" office:value="0.000321714">
                <text:p>0.000321714</text:p>
              </table:table-cell>
            </table:table-row>
            <table:table-row>
              <table:table-cell office:value-type="string">
                <text:p>err47:</text:p>
              </table:table-cell>
              <table:table-cell office:value-type="float" office:value="0.000289969">
                <text:p>0.000289969</text:p>
              </table:table-cell>
            </table:table-row>
            <table:table-row>
              <table:table-cell office:value-type="string">
                <text:p>err48:</text:p>
              </table:table-cell>
              <table:table-cell office:value-type="float" office:value="0.000261351">
                <text:p>0.000261351</text:p>
              </table:table-cell>
            </table:table-row>
            <table:table-row>
              <table:table-cell office:value-type="string">
                <text:p>err49:</text:p>
              </table:table-cell>
              <table:table-cell office:value-type="float" office:value="0.000235554">
                <text:p>0.000235554</text:p>
              </table:table-cell>
            </table:table-row>
            <table:table-row>
              <table:table-cell office:value-type="string">
                <text:p>err50:</text:p>
              </table:table-cell>
              <table:table-cell office:value-type="float" office:value="0.0002123">
                <text:p>0.0002123</text:p>
              </table:table-cell>
            </table:table-row>
            <table:table-row>
              <table:table-cell office:value-type="string">
                <text:p>err51:</text:p>
              </table:table-cell>
              <table:table-cell office:value-type="float" office:value="0.000191339">
                <text:p>0.000191339</text:p>
              </table:table-cell>
            </table:table-row>
            <table:table-row>
              <table:table-cell office:value-type="string">
                <text:p>err52:</text:p>
              </table:table-cell>
              <table:table-cell office:value-type="float" office:value="0.000172446">
                <text:p>0.000172446</text:p>
              </table:table-cell>
            </table:table-row>
            <table:table-row>
              <table:table-cell office:value-type="string">
                <text:p>err53:</text:p>
              </table:table-cell>
              <table:table-cell office:value-type="float" office:value="0.000155417">
                <text:p>0.000155417</text:p>
              </table:table-cell>
            </table:table-row>
            <table:table-row>
              <table:table-cell office:value-type="string">
                <text:p>err54:</text:p>
              </table:table-cell>
              <table:table-cell office:value-type="float" office:value="0.000140067">
                <text:p>0.000140067</text:p>
              </table:table-cell>
            </table:table-row>
            <table:table-row>
              <table:table-cell office:value-type="string">
                <text:p>err55:</text:p>
              </table:table-cell>
              <table:table-cell office:value-type="float" office:value="0.000126233">
                <text:p>0.000126233</text:p>
              </table:table-cell>
            </table:table-row>
            <table:table-row>
              <table:table-cell office:value-type="string">
                <text:p>err56:</text:p>
              </table:table-cell>
              <table:table-cell office:value-type="float" office:value="0.000113764">
                <text:p>0.000113764</text:p>
              </table:table-cell>
            </table:table-row>
            <table:table-row>
              <table:table-cell office:value-type="string">
                <text:p>err57:</text:p>
              </table:table-cell>
              <table:table-cell office:value-type="float" office:value="0.000102526">
                <text:p>0.000102526</text:p>
              </table:table-cell>
            </table:table-row>
            <table:table-row>
              <table:table-cell office:value-type="string">
                <text:p>err58:</text:p>
              </table:table-cell>
              <table:table-cell office:value-type="float" office:value="0.000092398">
                <text:p>0.000092398</text:p>
              </table:table-cell>
            </table:table-row>
            <table:table-row>
              <table:table-cell office:value-type="string">
                <text:p>err59:</text:p>
              </table:table-cell>
              <table:table-cell office:value-type="float" office:value="0.0000832697">
                <text:p>0.0000832697</text:p>
              </table:table-cell>
            </table:table-row>
            <table:table-row>
              <table:table-cell office:value-type="string">
                <text:p>err60:</text:p>
              </table:table-cell>
              <table:table-cell office:value-type="float" office:value="0.0000750428">
                <text:p>0.0000750428</text:p>
              </table:table-cell>
            </table:table-row>
            <table:table-row>
              <table:table-cell office:value-type="string">
                <text:p>err61:</text:p>
              </table:table-cell>
              <table:table-cell office:value-type="float" office:value="0.0000676284">
                <text:p>0.0000676284</text:p>
              </table:table-cell>
            </table:table-row>
            <table:table-row>
              <table:table-cell office:value-type="string">
                <text:p>err62:</text:p>
              </table:table-cell>
              <table:table-cell office:value-type="float" office:value="0.0000609464">
                <text:p>0.0000609464</text:p>
              </table:table-cell>
            </table:table-row>
            <table:table-row>
              <table:table-cell office:value-type="string">
                <text:p>err63:</text:p>
              </table:table-cell>
              <table:table-cell office:value-type="float" office:value="0.0000549243">
                <text:p>0.0000549243</text:p>
              </table:table-cell>
            </table:table-row>
            <table:table-row>
              <table:table-cell office:value-type="string">
                <text:p>err64:</text:p>
              </table:table-cell>
              <table:table-cell office:value-type="float" office:value="0.0000494971">
                <text:p>0.0000494971</text:p>
              </table:table-cell>
            </table:table-row>
            <table:table-row>
              <table:table-cell office:value-type="string">
                <text:p>err65:</text:p>
              </table:table-cell>
              <table:table-cell office:value-type="float" office:value="0.000044606">
                <text:p>0.000044606</text:p>
              </table:table-cell>
            </table:table-row>
            <table:table-row>
              <table:table-cell office:value-type="string">
                <text:p>err66:</text:p>
              </table:table-cell>
              <table:table-cell office:value-type="float" office:value="0.0000401982">
                <text:p>0.0000401982</text:p>
              </table:table-cell>
            </table:table-row>
            <table:table-row>
              <table:table-cell office:value-type="string">
                <text:p>err67:</text:p>
              </table:table-cell>
              <table:table-cell office:value-type="float" office:value="0.0000362258">
                <text:p>0.0000362258</text:p>
              </table:table-cell>
            </table:table-row>
            <table:table-row>
              <table:table-cell office:value-type="string">
                <text:p>err68:</text:p>
              </table:table-cell>
              <table:table-cell office:value-type="float" office:value="0.0000326459">
                <text:p>0.0000326459</text:p>
              </table:table-cell>
            </table:table-row>
            <table:table-row>
              <table:table-cell office:value-type="string">
                <text:p>err69:</text:p>
              </table:table-cell>
              <table:table-cell office:value-type="float" office:value="0.0000294197">
                <text:p>0.0000294197</text:p>
              </table:table-cell>
            </table:table-row>
            <table:table-row>
              <table:table-cell office:value-type="string">
                <text:p>err70:</text:p>
              </table:table-cell>
              <table:table-cell office:value-type="float" office:value="0.0000265123">
                <text:p>0.0000265123</text:p>
              </table:table-cell>
            </table:table-row>
            <table:table-row>
              <table:table-cell office:value-type="string">
                <text:p>err71:</text:p>
              </table:table-cell>
              <table:table-cell office:value-type="float" office:value="0.0000238922">
                <text:p>0.0000238922</text:p>
              </table:table-cell>
            </table:table-row>
            <table:table-row>
              <table:table-cell office:value-type="string">
                <text:p>err72:</text:p>
              </table:table-cell>
              <table:table-cell office:value-type="float" office:value="0.000021531">
                <text:p>0.000021531</text:p>
              </table:table-cell>
            </table:table-row>
            <table:table-row>
              <table:table-cell office:value-type="string">
                <text:p>err73:</text:p>
              </table:table-cell>
              <table:table-cell office:value-type="float" office:value="0.0000194031">
                <text:p>0.0000194031</text:p>
              </table:table-cell>
            </table:table-row>
            <table:table-row>
              <table:table-cell office:value-type="string">
                <text:p>err74:</text:p>
              </table:table-cell>
              <table:table-cell office:value-type="float" office:value="0.0000174855">
                <text:p>0.0000174855</text:p>
              </table:table-cell>
            </table:table-row>
            <table:table-row>
              <table:table-cell office:value-type="string">
                <text:p>err75:</text:p>
              </table:table-cell>
              <table:table-cell office:value-type="float" office:value="0.0000157573">
                <text:p>0.0000157573</text:p>
              </table:table-cell>
            </table:table-row>
            <table:table-row>
              <table:table-cell office:value-type="string">
                <text:p>err76:</text:p>
              </table:table-cell>
              <table:table-cell office:value-type="float" office:value="0.0000142">
                <text:p>0.0000142</text:p>
              </table:table-cell>
            </table:table-row>
            <table:table-row>
              <table:table-cell office:value-type="string">
                <text:p>err77:</text:p>
              </table:table-cell>
              <table:table-cell office:value-type="float" office:value="0.0000127966">
                <text:p>0.0000127966</text:p>
              </table:table-cell>
            </table:table-row>
            <table:table-row>
              <table:table-cell office:value-type="string">
                <text:p>err78:</text:p>
              </table:table-cell>
              <table:table-cell office:value-type="float" office:value="0.0000115318">
                <text:p>0.0000115318</text:p>
              </table:table-cell>
            </table:table-row>
            <table:table-row>
              <table:table-cell office:value-type="string">
                <text:p>err79:</text:p>
              </table:table-cell>
              <table:table-cell office:value-type="float" office:value="0.0000103921">
                <text:p>0.0000103921</text:p>
              </table:table-cell>
            </table:table-row>
            <table:table-row>
              <table:table-cell office:value-type="string">
                <text:p>err80:</text:p>
              </table:table-cell>
              <table:table-cell office:value-type="float" office:value="0.000009365">
                <text:p>0.000009365</text:p>
              </table:table-cell>
            </table:table-row>
            <table:table-row>
              <table:table-cell office:value-type="string">
                <text:p>err81:</text:p>
              </table:table-cell>
              <table:table-cell office:value-type="float" office:value="0.00000843941">
                <text:p>0.00000843941</text:p>
              </table:table-cell>
            </table:table-row>
            <table:table-row>
              <table:table-cell office:value-type="string">
                <text:p>err82:</text:p>
              </table:table-cell>
              <table:table-cell office:value-type="float" office:value="0.00000760529">
                <text:p>0.00000760529</text:p>
              </table:table-cell>
            </table:table-row>
            <table:table-row>
              <table:table-cell office:value-type="string">
                <text:p>err83:</text:p>
              </table:table-cell>
              <table:table-cell office:value-type="float" office:value="0.00000685361">
                <text:p>0.00000685361</text:p>
              </table:table-cell>
            </table:table-row>
            <table:table-row>
              <table:table-cell office:value-type="string">
                <text:p>err84:</text:p>
              </table:table-cell>
              <table:table-cell office:value-type="float" office:value="0.00000617623">
                <text:p>0.00000617623</text:p>
              </table:table-cell>
            </table:table-row>
            <table:table-row>
              <table:table-cell office:value-type="string">
                <text:p>err85:</text:p>
              </table:table-cell>
              <table:table-cell office:value-type="float" office:value="0.00000556579">
                <text:p>0.00000556579</text:p>
              </table:table-cell>
            </table:table-row>
            <table:table-row>
              <table:table-cell office:value-type="string">
                <text:p>err86:</text:p>
              </table:table-cell>
              <table:table-cell office:value-type="float" office:value="0.00000501568">
                <text:p>0.00000501568</text:p>
              </table:table-cell>
            </table:table-row>
            <table:table-row>
              <table:table-cell office:value-type="string">
                <text:p>err87:</text:p>
              </table:table-cell>
              <table:table-cell office:value-type="float" office:value="0.00000451994">
                <text:p>0.00000451994</text:p>
              </table:table-cell>
            </table:table-row>
            <table:table-row>
              <table:table-cell office:value-type="string">
                <text:p>err88:</text:p>
              </table:table-cell>
              <table:table-cell office:value-type="float" office:value="0.0000040732">
                <text:p>0.0000040732</text:p>
              </table:table-cell>
            </table:table-row>
            <table:table-row>
              <table:table-cell office:value-type="string">
                <text:p>err89:</text:p>
              </table:table-cell>
              <table:table-cell office:value-type="float" office:value="0.00000367061">
                <text:p>0.00000367061</text:p>
              </table:table-cell>
            </table:table-row>
            <table:table-row>
              <table:table-cell office:value-type="string">
                <text:p>err90:</text:p>
              </table:table-cell>
              <table:table-cell office:value-type="float" office:value="0.00000330781">
                <text:p>0.00000330781</text:p>
              </table:table-cell>
            </table:table-row>
            <table:table-row>
              <table:table-cell office:value-type="string">
                <text:p>err91:</text:p>
              </table:table-cell>
              <table:table-cell office:value-type="float" office:value="0.00000298088">
                <text:p>0.00000298088</text:p>
              </table:table-cell>
            </table:table-row>
            <table:table-row>
              <table:table-cell office:value-type="string">
                <text:p>err92:</text:p>
              </table:table-cell>
              <table:table-cell office:value-type="float" office:value="0.00000268625">
                <text:p>0.00000268625</text:p>
              </table:table-cell>
            </table:table-row>
            <table:table-row>
              <table:table-cell office:value-type="string">
                <text:p>err93:</text:p>
              </table:table-cell>
              <table:table-cell office:value-type="float" office:value="0.00000242074">
                <text:p>0.00000242074</text:p>
              </table:table-cell>
            </table:table-row>
            <table:table-row>
              <table:table-cell office:value-type="string">
                <text:p>err94:</text:p>
              </table:table-cell>
              <table:table-cell office:value-type="float" office:value="0.00000218148">
                <text:p>0.00000218148</text:p>
              </table:table-cell>
            </table:table-row>
            <table:table-row>
              <table:table-cell office:value-type="string">
                <text:p>err95:</text:p>
              </table:table-cell>
              <table:table-cell office:value-type="float" office:value="0.00000196586">
                <text:p>0.00000196586</text:p>
              </table:table-cell>
            </table:table-row>
            <table:table-row>
              <table:table-cell office:value-type="string">
                <text:p>err96:</text:p>
              </table:table-cell>
              <table:table-cell office:value-type="float" office:value="0.00000177156">
                <text:p>0.00000177156</text:p>
              </table:table-cell>
            </table:table-row>
            <table:table-row>
              <table:table-cell office:value-type="string">
                <text:p>err97:</text:p>
              </table:table-cell>
              <table:table-cell office:value-type="float" office:value="0.00000159646">
                <text:p>0.00000159646</text:p>
              </table:table-cell>
            </table:table-row>
            <table:table-row>
              <table:table-cell office:value-type="string">
                <text:p>err98:</text:p>
              </table:table-cell>
              <table:table-cell office:value-type="float" office:value="0.00000143867">
                <text:p>0.00000143867</text:p>
              </table:table-cell>
            </table:table-row>
            <table:table-row>
              <table:table-cell office:value-type="string">
                <text:p>err99:</text:p>
              </table:table-cell>
              <table:table-cell office:value-type="float" office:value="0.00000129647">
                <text:p>0.00000129647</text:p>
              </table:table-cell>
            </table:table-row>
            <table:table-row>
              <table:table-cell office:value-type="string">
                <text:p>err100:</text:p>
              </table:table-cell>
              <table:table-cell office:value-type="float" office:value="0.00000116833">
                <text:p>0.00000116833</text:p>
              </table:table-cell>
            </table:table-row>
            <table:table-row>
              <table:table-cell office:value-type="string">
                <text:p>err101:</text:p>
              </table:table-cell>
              <table:table-cell office:value-type="float" office:value="0.00000105285">
                <text:p>0.00000105285</text:p>
              </table:table-cell>
            </table:table-row>
            <table:table-row>
              <table:table-cell office:value-type="string">
                <text:p>err102:</text:p>
              </table:table-cell>
              <table:table-cell office:value-type="float" office:value="0.000000948788">
                <text:p>0.000000948788</text:p>
              </table:table-cell>
            </table:table-row>
            <table:table-row>
              <table:table-cell office:value-type="string">
                <text:p>err103:</text:p>
              </table:table-cell>
              <table:table-cell office:value-type="float" office:value="0.00000085501">
                <text:p>0.00000085501</text:p>
              </table:table-cell>
            </table:table-row>
            <table:table-row>
              <table:table-cell office:value-type="string">
                <text:p>err104:</text:p>
              </table:table-cell>
              <table:table-cell office:value-type="float" office:value="0.000000770501">
                <text:p>0.000000770501</text:p>
              </table:table-cell>
            </table:table-row>
            <table:table-row>
              <table:table-cell office:value-type="string">
                <text:p>err105:</text:p>
              </table:table-cell>
              <table:table-cell office:value-type="float" office:value="0.000000694345">
                <text:p>0.000000694345</text:p>
              </table:table-cell>
            </table:table-row>
            <table:table-row>
              <table:table-cell office:value-type="string">
                <text:p>err106:</text:p>
              </table:table-cell>
              <table:table-cell office:value-type="float" office:value="0.000000625716">
                <text:p>0.000000625716</text:p>
              </table:table-cell>
            </table:table-row>
            <table:table-row>
              <table:table-cell office:value-type="string">
                <text:p>err107:</text:p>
              </table:table-cell>
              <table:table-cell office:value-type="float" office:value="0.00000056387">
                <text:p>0.00000056387</text:p>
              </table:table-cell>
            </table:table-row>
            <table:table-row>
              <table:table-cell office:value-type="string">
                <text:p>err108:</text:p>
              </table:table-cell>
              <table:table-cell office:value-type="float" office:value="0.000000508137">
                <text:p>0.000000508137</text:p>
              </table:table-cell>
            </table:table-row>
            <table:table-row>
              <table:table-cell office:value-type="string">
                <text:p>err109:</text:p>
              </table:table-cell>
              <table:table-cell office:value-type="float" office:value="0.000000457913">
                <text:p>0.000000457913</text:p>
              </table:table-cell>
            </table:table-row>
            <table:table-row>
              <table:table-cell office:value-type="string">
                <text:p>err110:</text:p>
              </table:table-cell>
              <table:table-cell office:value-type="float" office:value="0.000000412653">
                <text:p>0.000000412653</text:p>
              </table:table-cell>
            </table:table-row>
            <table:table-row>
              <table:table-cell office:value-type="string">
                <text:p>err111:</text:p>
              </table:table-cell>
              <table:table-cell office:value-type="float" office:value="0.000000371866">
                <text:p>0.000000371866</text:p>
              </table:table-cell>
            </table:table-row>
            <table:table-row>
              <table:table-cell office:value-type="string">
                <text:p>err112:</text:p>
              </table:table-cell>
              <table:table-cell office:value-type="float" office:value="0.000000335111">
                <text:p>0.000000335111</text:p>
              </table:table-cell>
            </table:table-row>
            <table:table-row>
              <table:table-cell office:value-type="string">
                <text:p>err113:</text:p>
              </table:table-cell>
              <table:table-cell office:value-type="float" office:value="0.000000301989">
                <text:p>0.000000301989</text:p>
              </table:table-cell>
            </table:table-row>
            <table:table-row>
              <table:table-cell office:value-type="string">
                <text:p>err114:</text:p>
              </table:table-cell>
              <table:table-cell office:value-type="float" office:value="0.00000027214">
                <text:p>0.00000027214</text:p>
              </table:table-cell>
            </table:table-row>
            <table:table-row>
              <table:table-cell office:value-type="string">
                <text:p>err115:</text:p>
              </table:table-cell>
              <table:table-cell office:value-type="float" office:value="0.000000245242">
                <text:p>0.000000245242</text:p>
              </table:table-cell>
            </table:table-row>
            <table:table-row>
              <table:table-cell office:value-type="string">
                <text:p>err116:</text:p>
              </table:table-cell>
              <table:table-cell office:value-type="float" office:value="0.000000221002">
                <text:p>0.000000221002</text:p>
              </table:table-cell>
            </table:table-row>
            <table:table-row>
              <table:table-cell office:value-type="string">
                <text:p>err117:</text:p>
              </table:table-cell>
              <table:table-cell office:value-type="float" office:value="0.000000199158">
                <text:p>0.000000199158</text:p>
              </table:table-cell>
            </table:table-row>
            <table:table-row>
              <table:table-cell office:value-type="string">
                <text:p>err118:</text:p>
              </table:table-cell>
              <table:table-cell office:value-type="float" office:value="0.000000179473">
                <text:p>0.000000179473</text:p>
              </table:table-cell>
            </table:table-row>
            <table:table-row>
              <table:table-cell office:value-type="string">
                <text:p>err119:</text:p>
              </table:table-cell>
              <table:table-cell office:value-type="float" office:value="0.000000161734">
                <text:p>0.000000161734</text:p>
              </table:table-cell>
            </table:table-row>
            <table:table-row>
              <table:table-cell office:value-type="string">
                <text:p>err120:</text:p>
              </table:table-cell>
              <table:table-cell office:value-type="float" office:value="0.000000145748">
                <text:p>0.000000145748</text:p>
              </table:table-cell>
            </table:table-row>
            <table:table-row>
              <table:table-cell office:value-type="string">
                <text:p>err121:</text:p>
              </table:table-cell>
              <table:table-cell office:value-type="float" office:value="0.000000131343">
                <text:p>0.000000131343</text:p>
              </table:table-cell>
            </table:table-row>
            <table:table-row>
              <table:table-cell office:value-type="string">
                <text:p>err122:</text:p>
              </table:table-cell>
              <table:table-cell office:value-type="float" office:value="0.000000118361">
                <text:p>0.000000118361</text:p>
              </table:table-cell>
            </table:table-row>
            <table:table-row>
              <table:table-cell office:value-type="string">
                <text:p>err123:</text:p>
              </table:table-cell>
              <table:table-cell office:value-type="float" office:value="0.000000106662">
                <text:p>0.000000106662</text:p>
              </table:table-cell>
            </table:table-row>
            <table:table-row>
              <table:table-cell office:value-type="string">
                <text:p>err124:</text:p>
              </table:table-cell>
              <table:table-cell office:value-type="float" office:value="0.0000000961195">
                <text:p>0.0000000961195</text:p>
              </table:table-cell>
            </table:table-row>
            <table:table-row>
              <table:table-cell office:value-type="string">
                <text:p>err125:</text:p>
              </table:table-cell>
              <table:table-cell office:value-type="float" office:value="0.000000086619">
                <text:p>0.000000086619</text:p>
              </table:table-cell>
            </table:table-row>
            <table:table-row>
              <table:table-cell office:value-type="string">
                <text:p>err126:</text:p>
              </table:table-cell>
              <table:table-cell office:value-type="float" office:value="0.0000000780576">
                <text:p>0.0000000780576</text:p>
              </table:table-cell>
            </table:table-row>
            <table:table-row>
              <table:table-cell office:value-type="string">
                <text:p>err127:</text:p>
              </table:table-cell>
              <table:table-cell office:value-type="float" office:value="0.0000000703424">
                <text:p>0.0000000703424</text:p>
              </table:table-cell>
            </table:table-row>
            <table:table-row>
              <table:table-cell office:value-type="string">
                <text:p>err128:</text:p>
              </table:table-cell>
              <table:table-cell office:value-type="float" office:value="0.0000000633897">
                <text:p>0.0000000633897</text:p>
              </table:table-cell>
            </table:table-row>
            <table:table-row>
              <table:table-cell office:value-type="string">
                <text:p>err129:</text:p>
              </table:table-cell>
              <table:table-cell office:value-type="float" office:value="0.0000000571243">
                <text:p>0.0000000571243</text:p>
              </table:table-cell>
            </table:table-row>
            <table:table-row>
              <table:table-cell office:value-type="string">
                <text:p>err130:</text:p>
              </table:table-cell>
              <table:table-cell office:value-type="float" office:value="0.0000000514781">
                <text:p>0.0000000514781</text:p>
              </table:table-cell>
            </table:table-row>
            <table:table-row>
              <table:table-cell office:value-type="string">
                <text:p>err131:</text:p>
              </table:table-cell>
              <table:table-cell office:value-type="float" office:value="0.00000004639">
                <text:p>0.00000004639</text:p>
              </table:table-cell>
            </table:table-row>
            <table:table-row>
              <table:table-cell office:value-type="string">
                <text:p>err132:</text:p>
              </table:table-cell>
              <table:table-cell office:value-type="float" office:value="0.0000000418048">
                <text:p>0.0000000418048</text:p>
              </table:table-cell>
            </table:table-row>
            <table:table-row>
              <table:table-cell office:value-type="string">
                <text:p>err133:</text:p>
              </table:table-cell>
              <table:table-cell office:value-type="float" office:value="0.0000000376728">
                <text:p>0.0000000376728</text:p>
              </table:table-cell>
            </table:table-row>
            <table:table-row>
              <table:table-cell office:value-type="string">
                <text:p>err134:</text:p>
              </table:table-cell>
              <table:table-cell office:value-type="float" office:value="0.0000000339492">
                <text:p>0.0000000339492</text:p>
              </table:table-cell>
            </table:table-row>
            <table:table-row>
              <table:table-cell office:value-type="string">
                <text:p>err135:</text:p>
              </table:table-cell>
              <table:table-cell office:value-type="float" office:value="0.0000000305937">
                <text:p>0.0000000305937</text:p>
              </table:table-cell>
            </table:table-row>
            <table:table-row>
              <table:table-cell office:value-type="string">
                <text:p>err136:</text:p>
              </table:table-cell>
              <table:table-cell office:value-type="float" office:value="0.0000000275698">
                <text:p>0.0000000275698</text:p>
              </table:table-cell>
            </table:table-row>
            <table:table-row>
              <table:table-cell office:value-type="string">
                <text:p>err137:</text:p>
              </table:table-cell>
              <table:table-cell office:value-type="float" office:value="0.0000000248448">
                <text:p>0.0000000248448</text:p>
              </table:table-cell>
            </table:table-row>
            <table:table-row>
              <table:table-cell office:value-type="string">
                <text:p>err138:</text:p>
              </table:table-cell>
              <table:table-cell office:value-type="float" office:value="0.0000000223891">
                <text:p>0.0000000223891</text:p>
              </table:table-cell>
            </table:table-row>
            <table:table-row>
              <table:table-cell office:value-type="string">
                <text:p>err139:</text:p>
              </table:table-cell>
              <table:table-cell office:value-type="float" office:value="0.0000000201762">
                <text:p>0.0000000201762</text:p>
              </table:table-cell>
            </table:table-row>
            <table:table-row>
              <table:table-cell office:value-type="string">
                <text:p>err140:</text:p>
              </table:table-cell>
              <table:table-cell office:value-type="float" office:value="0.000000018182">
                <text:p>0.000000018182</text:p>
              </table:table-cell>
            </table:table-row>
            <table:table-row>
              <table:table-cell office:value-type="string">
                <text:p>err141:</text:p>
              </table:table-cell>
              <table:table-cell office:value-type="float" office:value="0.0000000163849">
                <text:p>0.0000000163849</text:p>
              </table:table-cell>
            </table:table-row>
            <table:table-row>
              <table:table-cell office:value-type="string">
                <text:p>err142:</text:p>
              </table:table-cell>
              <table:table-cell office:value-type="float" office:value="0.0000000147654">
                <text:p>0.0000000147654</text:p>
              </table:table-cell>
            </table:table-row>
            <table:table-row>
              <table:table-cell office:value-type="string">
                <text:p>err143:</text:p>
              </table:table-cell>
              <table:table-cell office:value-type="float" office:value="0.000000013306">
                <text:p>0.000000013306</text:p>
              </table:table-cell>
            </table:table-row>
            <table:table-row>
              <table:table-cell office:value-type="string">
                <text:p>err144:</text:p>
              </table:table-cell>
              <table:table-cell office:value-type="float" office:value="0.0000000119908">
                <text:p>0.0000000119908</text:p>
              </table:table-cell>
            </table:table-row>
            <table:table-row>
              <table:table-cell office:value-type="string">
                <text:p>err145:</text:p>
              </table:table-cell>
              <table:table-cell office:value-type="float" office:value="0.0000000108056">
                <text:p>0.0000000108056</text:p>
              </table:table-cell>
            </table:table-row>
            <table:table-row>
              <table:table-cell office:value-type="string">
                <text:p>err146:</text:p>
              </table:table-cell>
              <table:table-cell office:value-type="float" office:value="0.0000000097376">
                <text:p>0.0000000097376</text:p>
              </table:table-cell>
            </table:table-row>
            <table:table-row>
              <table:table-cell office:value-type="string">
                <text:p>err147:</text:p>
              </table:table-cell>
              <table:table-cell office:value-type="float" office:value="0.00000000877514">
                <text:p>0.00000000877514</text:p>
              </table:table-cell>
            </table:table-row>
            <table:table-row>
              <table:table-cell office:value-type="string">
                <text:p>err148:</text:p>
              </table:table-cell>
              <table:table-cell office:value-type="float" office:value="0.0000000079078">
                <text:p>0.0000000079078</text:p>
              </table:table-cell>
            </table:table-row>
            <table:table-row>
              <table:table-cell office:value-type="string">
                <text:p>err149:</text:p>
              </table:table-cell>
              <table:table-cell office:value-type="float" office:value="0.00000000712619">
                <text:p>0.00000000712619</text:p>
              </table:table-cell>
            </table:table-row>
            <table:table-row>
              <table:table-cell office:value-type="string">
                <text:p>err150:</text:p>
              </table:table-cell>
              <table:table-cell office:value-type="float" office:value="0.00000000642184">
                <text:p>0.00000000642184</text:p>
              </table:table-cell>
            </table:table-row>
            <table:table-row>
              <table:table-cell office:value-type="string">
                <text:p>err151:</text:p>
              </table:table-cell>
              <table:table-cell office:value-type="float" office:value="0.0000000057871">
                <text:p>0.0000000057871</text:p>
              </table:table-cell>
            </table:table-row>
            <table:table-row>
              <table:table-cell office:value-type="string">
                <text:p>err152:</text:p>
              </table:table-cell>
              <table:table-cell office:value-type="float" office:value="0.0000000052151">
                <text:p>0.0000000052151</text:p>
              </table:table-cell>
            </table:table-row>
            <table:table-row>
              <table:table-cell office:value-type="string">
                <text:p>err153:</text:p>
              </table:table-cell>
              <table:table-cell office:value-type="float" office:value="0.00000000469964">
                <text:p>0.00000000469964</text:p>
              </table:table-cell>
            </table:table-row>
            <table:table-row>
              <table:table-cell office:value-type="string">
                <text:p>err154:</text:p>
              </table:table-cell>
              <table:table-cell office:value-type="float" office:value="0.00000000423513">
                <text:p>0.00000000423513</text:p>
              </table:table-cell>
            </table:table-row>
            <table:table-row>
              <table:table-cell office:value-type="string">
                <text:p>err155:</text:p>
              </table:table-cell>
              <table:table-cell office:value-type="float" office:value="0.00000000381653">
                <text:p>0.00000000381653</text:p>
              </table:table-cell>
            </table:table-row>
            <table:table-row>
              <table:table-cell office:value-type="string">
                <text:p>err156:</text:p>
              </table:table-cell>
              <table:table-cell office:value-type="float" office:value="0.0000000034393">
                <text:p>0.0000000034393</text:p>
              </table:table-cell>
            </table:table-row>
            <table:table-row>
              <table:table-cell office:value-type="string">
                <text:p>err157:</text:p>
              </table:table-cell>
              <table:table-cell office:value-type="float" office:value="0.00000000309936">
                <text:p>0.00000000309936</text:p>
              </table:table-cell>
            </table:table-row>
            <table:table-row>
              <table:table-cell office:value-type="string">
                <text:p>err158:</text:p>
              </table:table-cell>
              <table:table-cell office:value-type="float" office:value="0.00000000279302">
                <text:p>0.00000000279302</text:p>
              </table:table-cell>
            </table:table-row>
            <table:table-row>
              <table:table-cell office:value-type="string">
                <text:p>err159:</text:p>
              </table:table-cell>
              <table:table-cell office:value-type="float" office:value="0.00000000251696">
                <text:p>0.00000000251696</text:p>
              </table:table-cell>
            </table:table-row>
            <table:table-row>
              <table:table-cell office:value-type="string">
                <text:p>err160:</text:p>
              </table:table-cell>
              <table:table-cell office:value-type="float" office:value="0.00000000226818">
                <text:p>0.00000000226818</text:p>
              </table:table-cell>
            </table:table-row>
            <table:table-row>
              <table:table-cell office:value-type="string">
                <text:p>err161:</text:p>
              </table:table-cell>
              <table:table-cell office:value-type="float" office:value="0.00000000204399">
                <text:p>0.00000000204399</text:p>
              </table:table-cell>
            </table:table-row>
            <table:table-row>
              <table:table-cell office:value-type="string">
                <text:p>err162:</text:p>
              </table:table-cell>
              <table:table-cell office:value-type="float" office:value="0.00000000184196">
                <text:p>0.00000000184196</text:p>
              </table:table-cell>
            </table:table-row>
            <table:table-row>
              <table:table-cell office:value-type="string">
                <text:p>err163:</text:p>
              </table:table-cell>
              <table:table-cell office:value-type="float" office:value="0.00000000165991">
                <text:p>0.00000000165991</text:p>
              </table:table-cell>
            </table:table-row>
            <table:table-row>
              <table:table-cell office:value-type="string">
                <text:p>err164:</text:p>
              </table:table-cell>
              <table:table-cell office:value-type="float" office:value="0.00000000149584">
                <text:p>0.00000000149584</text:p>
              </table:table-cell>
            </table:table-row>
            <table:table-row>
              <table:table-cell office:value-type="string">
                <text:p>err165:</text:p>
              </table:table-cell>
              <table:table-cell office:value-type="float" office:value="0.00000000134799">
                <text:p>0.00000000134799</text:p>
              </table:table-cell>
            </table:table-row>
            <table:table-row>
              <table:table-cell office:value-type="string">
                <text:p>err166:</text:p>
              </table:table-cell>
              <table:table-cell office:value-type="float" office:value="0.00000000121476">
                <text:p>0.00000000121476</text:p>
              </table:table-cell>
            </table:table-row>
            <table:table-row>
              <table:table-cell office:value-type="string">
                <text:p>err167:</text:p>
              </table:table-cell>
              <table:table-cell office:value-type="float" office:value="0.00000000109469">
                <text:p>0.00000000109469</text:p>
              </table:table-cell>
            </table:table-row>
            <table:table-row>
              <table:table-cell office:value-type="string">
                <text:p>err168:</text:p>
              </table:table-cell>
              <table:table-cell office:value-type="float" office:value="0.00000000098649">
                <text:p>0.00000000098649</text:p>
              </table:table-cell>
            </table:table-row>
            <table:table-row>
              <table:table-cell office:value-type="string">
                <text:p>err169:</text:p>
              </table:table-cell>
              <table:table-cell office:value-type="float" office:value="0.000000000888984">
                <text:p>0.000000000888984</text:p>
              </table:table-cell>
            </table:table-row>
            <table:table-row>
              <table:table-cell office:value-type="string">
                <text:p>err170:</text:p>
              </table:table-cell>
              <table:table-cell office:value-type="float" office:value="0.000000000801117">
                <text:p>0.000000000801117</text:p>
              </table:table-cell>
            </table:table-row>
            <table:table-row>
              <table:table-cell office:value-type="string">
                <text:p>err171:</text:p>
              </table:table-cell>
              <table:table-cell office:value-type="float" office:value="0.000000000721935">
                <text:p>0.000000000721935</text:p>
              </table:table-cell>
            </table:table-row>
            <table:table-row>
              <table:table-cell office:value-type="string">
                <text:p>err172:</text:p>
              </table:table-cell>
              <table:table-cell office:value-type="float" office:value="0.000000000650578">
                <text:p>0.000000000650578</text:p>
              </table:table-cell>
            </table:table-row>
            <table:table-row>
              <table:table-cell office:value-type="string">
                <text:p>err173:</text:p>
              </table:table-cell>
              <table:table-cell office:value-type="float" office:value="0.000000000586275">
                <text:p>0.000000000586275</text:p>
              </table:table-cell>
            </table:table-row>
            <table:table-row>
              <table:table-cell office:value-type="string">
                <text:p>err174:</text:p>
              </table:table-cell>
              <table:table-cell office:value-type="float" office:value="0.000000000528328">
                <text:p>0.000000000528328</text:p>
              </table:table-cell>
            </table:table-row>
            <table:table-row>
              <table:table-cell office:value-type="string">
                <text:p>err175:</text:p>
              </table:table-cell>
              <table:table-cell office:value-type="float" office:value="0.000000000476108">
                <text:p>0.000000000476108</text:p>
              </table:table-cell>
            </table:table-row>
            <table:table-row>
              <table:table-cell office:value-type="string">
                <text:p>err176:</text:p>
              </table:table-cell>
              <table:table-cell office:value-type="float" office:value="0.000000000429049">
                <text:p>0.000000000429049</text:p>
              </table:table-cell>
            </table:table-row>
            <table:table-row>
              <table:table-cell office:value-type="string">
                <text:p>err177:</text:p>
              </table:table-cell>
              <table:table-cell office:value-type="float" office:value="0.000000000386643">
                <text:p>0.000000000386643</text:p>
              </table:table-cell>
            </table:table-row>
            <table:table-row>
              <table:table-cell office:value-type="string">
                <text:p>err178:</text:p>
              </table:table-cell>
              <table:table-cell office:value-type="float" office:value="0.000000000348426">
                <text:p>0.000000000348426</text:p>
              </table:table-cell>
            </table:table-row>
            <table:table-row>
              <table:table-cell office:value-type="string">
                <text:p>err179:</text:p>
              </table:table-cell>
              <table:table-cell office:value-type="float" office:value="0.000000000313987">
                <text:p>0.000000000313987</text:p>
              </table:table-cell>
            </table:table-row>
            <table:table-row>
              <table:table-cell office:value-type="string">
                <text:p>err180:</text:p>
              </table:table-cell>
              <table:table-cell office:value-type="float" office:value="0.000000000282953">
                <text:p>0.000000000282953</text:p>
              </table:table-cell>
            </table:table-row>
            <table:table-row>
              <table:table-cell office:value-type="string">
                <text:p>err181:</text:p>
              </table:table-cell>
              <table:table-cell office:value-type="float" office:value="0.000000000254986">
                <text:p>0.000000000254986</text:p>
              </table:table-cell>
            </table:table-row>
            <table:table-row>
              <table:table-cell office:value-type="string">
                <text:p>err182:</text:p>
              </table:table-cell>
              <table:table-cell office:value-type="float" office:value="0.000000000229782">
                <text:p>0.000000000229782</text:p>
              </table:table-cell>
            </table:table-row>
            <table:table-row>
              <table:table-cell office:value-type="string">
                <text:p>err183:</text:p>
              </table:table-cell>
              <table:table-cell office:value-type="float" office:value="0.000000000207072">
                <text:p>0.000000000207072</text:p>
              </table:table-cell>
            </table:table-row>
            <table:table-row>
              <table:table-cell office:value-type="string">
                <text:p>err184:</text:p>
              </table:table-cell>
              <table:table-cell office:value-type="float" office:value="0.000000000186605">
                <text:p>0.000000000186605</text:p>
              </table:table-cell>
            </table:table-row>
            <table:table-row>
              <table:table-cell office:value-type="string">
                <text:p>err185:</text:p>
              </table:table-cell>
              <table:table-cell office:value-type="float" office:value="0.000000000168161">
                <text:p>0.000000000168161</text:p>
              </table:table-cell>
            </table:table-row>
            <table:table-row>
              <table:table-cell office:value-type="string">
                <text:p>err186:</text:p>
              </table:table-cell>
              <table:table-cell office:value-type="float" office:value="0.000000000151539">
                <text:p>0.000000000151539</text:p>
              </table:table-cell>
            </table:table-row>
            <table:table-row>
              <table:table-cell office:value-type="string">
                <text:p>err187:</text:p>
              </table:table-cell>
              <table:table-cell office:value-type="float" office:value="0.000000000136561">
                <text:p>0.000000000136561</text:p>
              </table:table-cell>
            </table:table-row>
            <table:table-row>
              <table:table-cell office:value-type="string">
                <text:p>err188:</text:p>
              </table:table-cell>
              <table:table-cell office:value-type="float" office:value="0.000000000123063">
                <text:p>0.000000000123063</text:p>
              </table:table-cell>
            </table:table-row>
            <table:table-row>
              <table:table-cell office:value-type="string">
                <text:p>err189:</text:p>
              </table:table-cell>
              <table:table-cell office:value-type="float" office:value="0.0000000001109">
                <text:p>0.0000000001109</text:p>
              </table:table-cell>
            </table:table-row>
            <table:table-row>
              <table:table-cell office:value-type="string">
                <text:p>err190:</text:p>
              </table:table-cell>
              <table:table-cell office:value-type="float" office:value="0.0000000000999387">
                <text:p>0.0000000000999387</text:p>
              </table:table-cell>
            </table:table-row>
            <table:table-row>
              <table:table-cell office:value-type="string">
                <text:p>err191:</text:p>
              </table:table-cell>
              <table:table-cell office:value-type="float" office:value="0.0000000000900604">
                <text:p>0.0000000000900604</text:p>
              </table:table-cell>
            </table:table-row>
            <table:table-row>
              <table:table-cell office:value-type="string">
                <text:p>err192:</text:p>
              </table:table-cell>
              <table:table-cell office:value-type="float" office:value="0.0000000000811591">
                <text:p>0.0000000000811591</text:p>
              </table:table-cell>
            </table:table-row>
            <table:table-row>
              <table:table-cell office:value-type="string">
                <text:p>err193:</text:p>
              </table:table-cell>
              <table:table-cell office:value-type="float" office:value="0.0000000000731371">
                <text:p>0.0000000000731371</text:p>
              </table:table-cell>
            </table:table-row>
            <table:table-row>
              <table:table-cell office:value-type="string">
                <text:p>err194:</text:p>
              </table:table-cell>
              <table:table-cell office:value-type="float" office:value="0.0000000000659082">
                <text:p>0.0000000000659082</text:p>
              </table:table-cell>
            </table:table-row>
            <table:table-row>
              <table:table-cell office:value-type="string">
                <text:p>err195:</text:p>
              </table:table-cell>
              <table:table-cell office:value-type="float" office:value="0.0000000000593934">
                <text:p>0.0000000000593934</text:p>
              </table:table-cell>
            </table:table-row>
            <table:table-row>
              <table:table-cell office:value-type="string">
                <text:p>err196:</text:p>
              </table:table-cell>
              <table:table-cell office:value-type="float" office:value="0.0000000000535234">
                <text:p>0.0000000000535234</text:p>
              </table:table-cell>
            </table:table-row>
            <table:table-row>
              <table:table-cell office:value-type="string">
                <text:p>err197:</text:p>
              </table:table-cell>
              <table:table-cell office:value-type="float" office:value="0.0000000000482334">
                <text:p>0.0000000000482334</text:p>
              </table:table-cell>
            </table:table-row>
            <table:table-row>
              <table:table-cell office:value-type="string">
                <text:p>err198:</text:p>
              </table:table-cell>
              <table:table-cell office:value-type="float" office:value="0.0000000000434657">
                <text:p>0.0000000000434657</text:p>
              </table:table-cell>
            </table:table-row>
            <table:table-row>
              <table:table-cell office:value-type="string">
                <text:p>err199:</text:p>
              </table:table-cell>
              <table:table-cell office:value-type="float" office:value="0.0000000000391704">
                <text:p>0.0000000000391704</text:p>
              </table:table-cell>
            </table:table-row>
            <table:table-row>
              <table:table-cell office:value-type="string">
                <text:p>err200:</text:p>
              </table:table-cell>
              <table:table-cell office:value-type="float" office:value="0.000000000035298">
                <text:p>0.000000000035298</text:p>
              </table:table-cell>
            </table:table-row>
            <table:table-row>
              <table:table-cell office:value-type="string">
                <text:p>err201:</text:p>
              </table:table-cell>
              <table:table-cell office:value-type="float" office:value="0.0000000000318092">
                <text:p>0.0000000000318092</text:p>
              </table:table-cell>
            </table:table-row>
            <table:table-row>
              <table:table-cell office:value-type="string">
                <text:p>err202:</text:p>
              </table:table-cell>
              <table:table-cell office:value-type="float" office:value="0.0000000000286651">
                <text:p>0.0000000000286651</text:p>
              </table:table-cell>
            </table:table-row>
            <table:table-row>
              <table:table-cell office:value-type="string">
                <text:p>err203:</text:p>
              </table:table-cell>
              <table:table-cell office:value-type="float" office:value="0.0000000000258318">
                <text:p>0.0000000000258318</text:p>
              </table:table-cell>
            </table:table-row>
            <table:table-row>
              <table:table-cell office:value-type="string">
                <text:p>err204:</text:p>
              </table:table-cell>
              <table:table-cell office:value-type="float" office:value="0.0000000000232783">
                <text:p>0.0000000000232783</text:p>
              </table:table-cell>
            </table:table-row>
            <table:table-row>
              <table:table-cell office:value-type="string">
                <text:p>err205:</text:p>
              </table:table-cell>
              <table:table-cell office:value-type="float" office:value="0.0000000000209779">
                <text:p>0.0000000000209779</text:p>
              </table:table-cell>
            </table:table-row>
            <table:table-row>
              <table:table-cell office:value-type="string">
                <text:p>err206:</text:p>
              </table:table-cell>
              <table:table-cell office:value-type="float" office:value="0.000000000018904">
                <text:p>0.000000000018904</text:p>
              </table:table-cell>
            </table:table-row>
            <table:table-row>
              <table:table-cell office:value-type="string">
                <text:p>err207:</text:p>
              </table:table-cell>
              <table:table-cell office:value-type="float" office:value="0.0000000000170362">
                <text:p>0.0000000000170362</text:p>
              </table:table-cell>
            </table:table-row>
            <table:table-row>
              <table:table-cell office:value-type="string">
                <text:p>err208:</text:p>
              </table:table-cell>
              <table:table-cell office:value-type="float" office:value="0.0000000000153522">
                <text:p>0.0000000000153522</text:p>
              </table:table-cell>
            </table:table-row>
            <table:table-row>
              <table:table-cell office:value-type="string">
                <text:p>err209:</text:p>
              </table:table-cell>
              <table:table-cell office:value-type="float" office:value="0.0000000000138343">
                <text:p>0.0000000000138343</text:p>
              </table:table-cell>
            </table:table-row>
            <table:table-row>
              <table:table-cell office:value-type="string">
                <text:p>err210:</text:p>
              </table:table-cell>
              <table:table-cell office:value-type="float" office:value="0.0000000000124674">
                <text:p>0.0000000000124674</text:p>
              </table:table-cell>
            </table:table-row>
            <table:table-row>
              <table:table-cell office:value-type="string">
                <text:p>err211:</text:p>
              </table:table-cell>
              <table:table-cell office:value-type="float" office:value="0.0000000000112355">
                <text:p>0.0000000000112355</text:p>
              </table:table-cell>
            </table:table-row>
            <table:table-row>
              <table:table-cell office:value-type="string">
                <text:p>err212:</text:p>
              </table:table-cell>
              <table:table-cell office:value-type="float" office:value="0.0000000000101243">
                <text:p>0.0000000000101243</text:p>
              </table:table-cell>
            </table:table-row>
            <table:table-row>
              <table:table-cell office:value-type="string">
                <text:p>err213:</text:p>
              </table:table-cell>
              <table:table-cell office:value-type="float" office:value="0.00000000000912337">
                <text:p>0.00000000000912337</text:p>
              </table:table-cell>
            </table:table-row>
            <table:table-row>
              <table:table-cell office:value-type="string">
                <text:p>err214:</text:p>
              </table:table-cell>
              <table:table-cell office:value-type="float" office:value="0.00000000000822276">
                <text:p>0.00000000000822276</text:p>
              </table:table-cell>
            </table:table-row>
            <table:table-row>
              <table:table-cell office:value-type="string">
                <text:p>err215:</text:p>
              </table:table-cell>
              <table:table-cell office:value-type="float" office:value="0.00000000000740918">
                <text:p>0.00000000000740918</text:p>
              </table:table-cell>
            </table:table-row>
            <table:table-row>
              <table:table-cell office:value-type="string">
                <text:p>err216:</text:p>
              </table:table-cell>
              <table:table-cell office:value-type="float" office:value="0.00000000000667644">
                <text:p>0.00000000000667644</text:p>
              </table:table-cell>
            </table:table-row>
            <table:table-row>
              <table:table-cell office:value-type="string">
                <text:p>err217:</text:p>
              </table:table-cell>
              <table:table-cell office:value-type="float" office:value="0.00000000000601741">
                <text:p>0.00000000000601741</text:p>
              </table:table-cell>
            </table:table-row>
            <table:table-row>
              <table:table-cell office:value-type="string">
                <text:p>err218:</text:p>
              </table:table-cell>
              <table:table-cell office:value-type="float" office:value="0.00000000000542233">
                <text:p>0.00000000000542233</text:p>
              </table:table-cell>
            </table:table-row>
            <table:table-row>
              <table:table-cell office:value-type="string">
                <text:p>err219:</text:p>
              </table:table-cell>
              <table:table-cell office:value-type="float" office:value="0.00000000000488587">
                <text:p>0.00000000000488587</text:p>
              </table:table-cell>
            </table:table-row>
            <table:table-row>
              <table:table-cell office:value-type="string">
                <text:p>err220:</text:p>
              </table:table-cell>
              <table:table-cell office:value-type="float" office:value="0.00000000000440359">
                <text:p>0.00000000000440359</text:p>
              </table:table-cell>
            </table:table-row>
            <table:table-row>
              <table:table-cell office:value-type="string">
                <text:p>err221:</text:p>
              </table:table-cell>
              <table:table-cell office:value-type="float" office:value="0.00000000000396838">
                <text:p>0.00000000000396838</text:p>
              </table:table-cell>
            </table:table-row>
            <table:table-row>
              <table:table-cell office:value-type="string">
                <text:p>err222:</text:p>
              </table:table-cell>
              <table:table-cell office:value-type="float" office:value="0.00000000000357581">
                <text:p>0.00000000000357581</text:p>
              </table:table-cell>
            </table:table-row>
            <table:table-row>
              <table:table-cell office:value-type="string">
                <text:p>err223:</text:p>
              </table:table-cell>
              <table:table-cell office:value-type="float" office:value="0.00000000000322231">
                <text:p>0.00000000000322231</text:p>
              </table:table-cell>
            </table:table-row>
            <table:table-row>
              <table:table-cell office:value-type="string">
                <text:p>err224:</text:p>
              </table:table-cell>
              <table:table-cell office:value-type="float" office:value="0.00000000000290434">
                <text:p>0.00000000000290434</text:p>
              </table:table-cell>
            </table:table-row>
            <table:table-row>
              <table:table-cell office:value-type="string">
                <text:p>err225:</text:p>
              </table:table-cell>
              <table:table-cell office:value-type="float" office:value="0.00000000000261657">
                <text:p>0.00000000000261657</text:p>
              </table:table-cell>
            </table:table-row>
            <table:table-row>
              <table:table-cell office:value-type="string">
                <text:p>err226:</text:p>
              </table:table-cell>
              <table:table-cell office:value-type="float" office:value="0.000000000002359">
                <text:p>0.000000000002359</text:p>
              </table:table-cell>
            </table:table-row>
            <table:table-row>
              <table:table-cell office:value-type="string">
                <text:p>err227:</text:p>
              </table:table-cell>
              <table:table-cell office:value-type="float" office:value="0.00000000000212452">
                <text:p>0.00000000000212452</text:p>
              </table:table-cell>
            </table:table-row>
            <table:table-row>
              <table:table-cell office:value-type="string">
                <text:p>err228:</text:p>
              </table:table-cell>
              <table:table-cell office:value-type="float" office:value="0.00000000000191491">
                <text:p>0.00000000000191491</text:p>
              </table:table-cell>
            </table:table-row>
            <table:table-row>
              <table:table-cell office:value-type="string">
                <text:p>err229:</text:p>
              </table:table-cell>
              <table:table-cell office:value-type="float" office:value="0.00000000000172662">
                <text:p>0.00000000000172662</text:p>
              </table:table-cell>
            </table:table-row>
            <table:table-row>
              <table:table-cell office:value-type="string">
                <text:p>err230:</text:p>
              </table:table-cell>
              <table:table-cell office:value-type="float" office:value="0.0000000000015552">
                <text:p>0.0000000000015552</text:p>
              </table:table-cell>
            </table:table-row>
            <table:table-row>
              <table:table-cell office:value-type="string">
                <text:p>err231:</text:p>
              </table:table-cell>
              <table:table-cell office:value-type="float" office:value="0.00000000000140155">
                <text:p>0.00000000000140155</text:p>
              </table:table-cell>
            </table:table-row>
            <table:table-row>
              <table:table-cell office:value-type="string">
                <text:p>err232:</text:p>
              </table:table-cell>
              <table:table-cell office:value-type="float" office:value="0.00000000000126299">
                <text:p>0.00000000000126299</text:p>
              </table:table-cell>
            </table:table-row>
            <table:table-row>
              <table:table-cell office:value-type="string">
                <text:p>err233:</text:p>
              </table:table-cell>
              <table:table-cell office:value-type="float" office:value="0.00000000000113776">
                <text:p>0.00000000000113776</text:p>
              </table:table-cell>
            </table:table-row>
            <table:table-row>
              <table:table-cell office:value-type="string">
                <text:p>err234:</text:p>
              </table:table-cell>
              <table:table-cell office:value-type="float" office:value="0.00000000000102585">
                <text:p>0.00000000000102585</text:p>
              </table:table-cell>
            </table:table-row>
            <table:table-row>
              <table:table-cell office:value-type="string">
                <text:p>err235:</text:p>
              </table:table-cell>
              <table:table-cell office:value-type="float" office:value="0.000000000000924594">
                <text:p>0.000000000000924594</text:p>
              </table:table-cell>
            </table:table-row>
            <table:table-row>
              <table:table-cell office:value-type="string">
                <text:p>err236:</text:p>
              </table:table-cell>
              <table:table-cell office:value-type="float" office:value="0.000000000000833111">
                <text:p>0.000000000000833111</text:p>
              </table:table-cell>
            </table:table-row>
            <table:table-row>
              <table:table-cell office:value-type="string">
                <text:p>err237:</text:p>
              </table:table-cell>
              <table:table-cell office:value-type="float" office:value="0.000000000000750511">
                <text:p>0.000000000000750511</text:p>
              </table:table-cell>
            </table:table-row>
            <table:table-row>
              <table:table-cell office:value-type="string">
                <text:p>err238:</text:p>
              </table:table-cell>
              <table:table-cell office:value-type="float" office:value="0.000000000000675904">
                <text:p>0.000000000000675904</text:p>
              </table:table-cell>
            </table:table-row>
            <table:table-row>
              <table:table-cell office:value-type="string">
                <text:p>err239:</text:p>
              </table:table-cell>
              <table:table-cell office:value-type="float" office:value="0.000000000000610179">
                <text:p>0.000000000000610179</text:p>
              </table:table-cell>
            </table:table-row>
            <table:table-row>
              <table:table-cell office:value-type="string">
                <text:p>err240:</text:p>
              </table:table-cell>
              <table:table-cell office:value-type="float" office:value="0.000000000000548894">
                <text:p>0.000000000000548894</text:p>
              </table:table-cell>
            </table:table-row>
            <table:table-row>
              <table:table-cell office:value-type="string">
                <text:p>err241:</text:p>
              </table:table-cell>
              <table:table-cell office:value-type="float" office:value="0.000000000000494715">
                <text:p>0.000000000000494715</text:p>
              </table:table-cell>
            </table:table-row>
            <table:table-row>
              <table:table-cell office:value-type="string">
                <text:p>err242:</text:p>
              </table:table-cell>
              <table:table-cell office:value-type="float" office:value="0.000000000000446754">
                <text:p>0.000000000000446754</text:p>
              </table:table-cell>
            </table:table-row>
            <table:table-row>
              <table:table-cell office:value-type="string">
                <text:p>err243:</text:p>
              </table:table-cell>
              <table:table-cell office:value-type="float" office:value="0.000000000000401457">
                <text:p>0.000000000000401457</text:p>
              </table:table-cell>
            </table:table-row>
            <table:table-row>
              <table:table-cell office:value-type="string">
                <text:p>err244:</text:p>
              </table:table-cell>
              <table:table-cell office:value-type="float" office:value="0.000000000000362377">
                <text:p>0.000000000000362377</text:p>
              </table:table-cell>
            </table:table-row>
            <table:table-row>
              <table:table-cell office:value-type="string">
                <text:p>err245:</text:p>
              </table:table-cell>
              <table:table-cell office:value-type="float" office:value="0.00000000000032685">
                <text:p>0.00000000000032685</text:p>
              </table:table-cell>
            </table:table-row>
            <table:table-row>
              <table:table-cell office:value-type="string">
                <text:p>err246:</text:p>
              </table:table-cell>
              <table:table-cell office:value-type="float" office:value="0.000000000000293987">
                <text:p>0.000000000000293987</text:p>
              </table:table-cell>
            </table:table-row>
            <table:table-row>
              <table:table-cell office:value-type="string">
                <text:p>err247:</text:p>
              </table:table-cell>
              <table:table-cell office:value-type="float" office:value="0.000000000000264677">
                <text:p>0.000000000000264677</text:p>
              </table:table-cell>
            </table:table-row>
            <table:table-row>
              <table:table-cell office:value-type="string">
                <text:p>err248:</text:p>
              </table:table-cell>
              <table:table-cell office:value-type="float" office:value="0.000000000000239808">
                <text:p>0.000000000000239808</text:p>
              </table:table-cell>
            </table:table-row>
            <table:table-row>
              <table:table-cell office:value-type="string">
                <text:p>err249:</text:p>
              </table:table-cell>
              <table:table-cell office:value-type="float" office:value="0.000000000000214939">
                <text:p>0.000000000000214939</text:p>
              </table:table-cell>
            </table:table-row>
            <table:table-row>
              <table:table-cell office:value-type="string">
                <text:p>err250:</text:p>
              </table:table-cell>
              <table:table-cell office:value-type="float" office:value="0.000000000000193623">
                <text:p>0.000000000000193623</text:p>
              </table:table-cell>
            </table:table-row>
            <table:table-row>
              <table:table-cell office:value-type="string">
                <text:p>err251:</text:p>
              </table:table-cell>
              <table:table-cell office:value-type="float" office:value="0.000000000000174971">
                <text:p>0.000000000000174971</text:p>
              </table:table-cell>
            </table:table-row>
            <table:table-row>
              <table:table-cell office:value-type="string">
                <text:p>err252:</text:p>
              </table:table-cell>
              <table:table-cell office:value-type="float" office:value="0.000000000000157208">
                <text:p>0.000000000000157208</text:p>
              </table:table-cell>
            </table:table-row>
            <table:table-row>
              <table:table-cell office:value-type="string">
                <text:p>err253:</text:p>
              </table:table-cell>
              <table:table-cell office:value-type="float" office:value="0.000000000000142109">
                <text:p>0.000000000000142109</text:p>
              </table:table-cell>
            </table:table-row>
            <table:table-row>
              <table:table-cell office:value-type="string">
                <text:p>err254:</text:p>
              </table:table-cell>
              <table:table-cell office:value-type="float" office:value="0.000000000000127898">
                <text:p>0.000000000000127898</text:p>
              </table:table-cell>
            </table:table-row>
            <table:table-row>
              <table:table-cell office:value-type="string">
                <text:p>err255:</text:p>
              </table:table-cell>
              <table:table-cell office:value-type="float" office:value="0.000000000000115463">
                <text:p>0.000000000000115463</text:p>
              </table:table-cell>
            </table:table-row>
            <table:table-row>
              <table:table-cell office:value-type="string">
                <text:p>err256:</text:p>
              </table:table-cell>
              <table:table-cell office:value-type="float" office:value="0.000000000000103917">
                <text:p>0.000000000000103917</text:p>
              </table:table-cell>
            </table:table-row>
            <table:table-row>
              <table:table-cell office:value-type="string">
                <text:p>err257:</text:p>
              </table:table-cell>
              <table:table-cell office:value-type="float" office:value="0.0000000000000941469">
                <text:p>0.0000000000000941469</text:p>
              </table:table-cell>
            </table:table-row>
            <table:table-row>
              <table:table-cell office:value-type="string">
                <text:p>err258:</text:p>
              </table:table-cell>
              <table:table-cell office:value-type="float" office:value="0.0000000000000843769">
                <text:p>0.0000000000000843769</text:p>
              </table:table-cell>
            </table:table-row>
            <table:table-row>
              <table:table-cell office:value-type="string">
                <text:p>err259:</text:p>
              </table:table-cell>
              <table:table-cell office:value-type="float" office:value="0.0000000000000763833">
                <text:p>0.0000000000000763833</text:p>
              </table:table-cell>
            </table:table-row>
            <table:table-row>
              <table:table-cell office:value-type="string">
                <text:p>err260:</text:p>
              </table:table-cell>
              <table:table-cell office:value-type="float" office:value="0.0000000000000675016">
                <text:p>0.0000000000000675016</text:p>
              </table:table-cell>
            </table:table-row>
            <table:table-row>
              <table:table-cell office:value-type="string">
                <text:p>err261:</text:p>
              </table:table-cell>
              <table:table-cell office:value-type="float" office:value="0.0000000000000621725">
                <text:p>0.0000000000000621725</text:p>
              </table:table-cell>
            </table:table-row>
            <table:table-row>
              <table:table-cell office:value-type="string">
                <text:p>err262:</text:p>
              </table:table-cell>
              <table:table-cell office:value-type="float" office:value="0.0000000000000559552">
                <text:p>0.0000000000000559552</text:p>
              </table:table-cell>
            </table:table-row>
            <table:table-row>
              <table:table-cell office:value-type="string">
                <text:p>err263:</text:p>
              </table:table-cell>
              <table:table-cell office:value-type="float" office:value="0.000000000000049738">
                <text:p>0.000000000000049738</text:p>
              </table:table-cell>
            </table:table-row>
            <table:table-row>
              <table:table-cell office:value-type="string">
                <text:p>err264:</text:p>
              </table:table-cell>
              <table:table-cell office:value-type="float" office:value="0.0000000000000452971">
                <text:p>0.0000000000000452971</text:p>
              </table:table-cell>
            </table:table-row>
            <table:table-row>
              <table:table-cell office:value-type="string">
                <text:p>err265:</text:p>
              </table:table-cell>
              <table:table-cell office:value-type="float" office:value="0.0000000000000408562">
                <text:p>0.0000000000000408562</text:p>
              </table:table-cell>
            </table:table-row>
            <table:table-row>
              <table:table-cell office:value-type="string">
                <text:p>err266:</text:p>
              </table:table-cell>
              <table:table-cell office:value-type="float" office:value="0.0000000000000364153">
                <text:p>0.0000000000000364153</text:p>
              </table:table-cell>
            </table:table-row>
            <table:table-row>
              <table:table-cell office:value-type="string">
                <text:p>err267:</text:p>
              </table:table-cell>
              <table:table-cell office:value-type="float" office:value="0.0000000000000328626">
                <text:p>0.0000000000000328626</text:p>
              </table:table-cell>
            </table:table-row>
            <table:table-row>
              <table:table-cell office:value-type="string">
                <text:p>err268:</text:p>
              </table:table-cell>
              <table:table-cell office:value-type="float" office:value="0.0000000000000301981">
                <text:p>0.0000000000000301981</text:p>
              </table:table-cell>
            </table:table-row>
            <table:table-row>
              <table:table-cell office:value-type="string">
                <text:p>err269:</text:p>
              </table:table-cell>
              <table:table-cell office:value-type="float" office:value="0.0000000000000266454">
                <text:p>0.0000000000000266454</text:p>
              </table:table-cell>
            </table:table-row>
            <table:table-row>
              <table:table-cell office:value-type="string">
                <text:p>err270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271:</text:p>
              </table:table-cell>
              <table:table-cell office:value-type="float" office:value="0.0000000000000213163">
                <text:p>0.0000000000000213163</text:p>
              </table:table-cell>
            </table:table-row>
            <table:table-row>
              <table:table-cell office:value-type="string">
                <text:p>err272:</text:p>
              </table:table-cell>
              <table:table-cell office:value-type="float" office:value="0.0000000000000195399">
                <text:p>0.0000000000000195399</text:p>
              </table:table-cell>
            </table:table-row>
            <table:table-row>
              <table:table-cell office:value-type="string">
                <text:p>err273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274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275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276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277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278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279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280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281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282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283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284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285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286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287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288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289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290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291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292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29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294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29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29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297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298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29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0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1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5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06: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